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662da"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8032c"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b2bba" style:font-style-asian="normal" style:font-weight-asian="normal" style:font-style-complex="normal" style:font-weight-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8032c" officeooo:paragraph-rsid="0008032c"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8032c" officeooo:paragraph-rsid="000e755b"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8032c" officeooo:paragraph-rsid="0013f402"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8032c" officeooo:paragraph-rsid="001626eb"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bde72" officeooo:paragraph-rsid="000bde72"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e755b" officeooo:paragraph-rsid="000e755b"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130d6" officeooo:paragraph-rsid="001130d6"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130d6" officeooo:paragraph-rsid="0013dfaf"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3f402" officeooo:paragraph-rsid="0013f402"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5d928" officeooo:paragraph-rsid="0016bb09"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626eb" officeooo:paragraph-rsid="001626eb"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6bb09" officeooo:paragraph-rsid="00363e68"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6e7ef" officeooo:paragraph-rsid="00190592"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6e7ef" officeooo:paragraph-rsid="00265aa8"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6e7ef" officeooo:paragraph-rsid="002a4db9"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a4db9" officeooo:paragraph-rsid="002a4db9"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a4db9" officeooo:paragraph-rsid="002e549b"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8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8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9" style:family="paragraph" style:parent-style-name="Text_20_body">
      <style:paragraph-properties fo:margin-left="0in" fo:margin-right="0in" fo:text-align="justify" style:justify-single-word="false" fo:text-indent="0.1965in" style:auto-text-indent="false"/>
      <style:text-properties fo:color="#0000ff"/>
    </style:style>
    <style:style style:name="P90"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9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9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9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10" style:family="paragraph" style:parent-style-name="Text_20_body">
      <style:paragraph-properties fo:text-align="justify" style:justify-single-word="false"/>
    </style:style>
    <style:style style:name="P111" style:family="paragraph" style:parent-style-name="Text_20_body">
      <style:text-properties fo:language="ru" fo:country="RU"/>
    </style:style>
    <style:style style:name="P112" style:family="paragraph" style:parent-style-name="Text_20_body">
      <loext:graphic-properties draw:fill="solid" draw:fill-color="#eeeeee" draw:opacity="100%"/>
      <style:paragraph-properties fo:background-color="#eeeeee"/>
      <style:text-properties fo:language="ru" fo:country="RU"/>
    </style:style>
    <style:style style:name="P113"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5" style:family="paragraph" style:parent-style-name="Text_20_body">
      <loext:graphic-properties draw:fill="solid" draw:fill-color="#eeeeee" draw:opacity="100%"/>
      <style:paragraph-properties fo:background-color="#eeeeee"/>
    </style:style>
    <style:style style:name="P116" style:family="paragraph" style:parent-style-name="First_20_line_20_indent">
      <loext:graphic-properties draw:fill="solid" draw:fill-color="#eeeeee" draw:opacity="100%"/>
      <style:paragraph-properties fo:background-color="#eeeeee"/>
      <style:text-properties fo:language="ru" fo:country="RU"/>
    </style:style>
    <style:style style:name="P117"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8" style:family="paragraph" style:parent-style-name="Text_20_body">
      <style:paragraph-properties fo:margin-left="0in" fo:margin-right="0in" fo:text-align="justify" style:justify-single-word="false" fo:text-indent="0in" style:auto-text-indent="false"/>
    </style:style>
    <style:style style:name="P119" style:family="paragraph" style:parent-style-name="Text_20_body">
      <style:paragraph-properties fo:margin-left="0in" fo:margin-right="0in" fo:text-align="justify" style:justify-single-word="false" fo:text-indent="0in" style:auto-text-indent="false"/>
      <style:text-properties fo:color="#800000"/>
    </style:style>
    <style:style style:name="P120"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21" style:family="paragraph" style:parent-style-name="Text_20_body">
      <style:paragraph-properties fo:margin-left="0in" fo:margin-right="0in" fo:text-align="center" style:justify-single-word="false" fo:text-indent="0in" style:auto-text-indent="false"/>
    </style:style>
    <style:style style:name="P12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3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3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32" style:family="paragraph" style:parent-style-name="Footnote">
      <style:paragraph-properties fo:margin-left="0in" fo:margin-right="0in" fo:text-indent="0in" style:auto-text-indent="false"/>
      <style:text-properties fo:language="en" fo:country="US"/>
    </style:style>
    <style:style style:name="P133" style:family="paragraph" style:parent-style-name="Footnote">
      <style:text-properties fo:language="en" fo:country="US"/>
    </style:style>
    <style:style style:name="P134" style:family="paragraph" style:parent-style-name="Footnote">
      <style:text-properties fo:language="ru" fo:country="RU"/>
    </style:style>
    <style:style style:name="P135" style:family="paragraph" style:parent-style-name="Footnote">
      <style:text-properties style:use-window-font-color="true" fo:language="ru" fo:country="RU"/>
    </style:style>
    <style:style style:name="P13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4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4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4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4" style:family="paragraph" style:parent-style-name="Text_20_body" style:list-style-name="L1">
      <style:paragraph-properties fo:text-align="justify" style:justify-single-word="false"/>
    </style:style>
    <style:style style:name="P145" style:family="paragraph" style:parent-style-name="Text_20_body" style:list-style-name="L1">
      <style:paragraph-properties fo:text-align="justify" style:justify-single-word="false"/>
      <style:text-properties fo:language="ru" fo:country="RU"/>
    </style:style>
    <style:style style:name="P146" style:family="paragraph" style:parent-style-name="Text_20_body" style:list-style-name="L2">
      <style:paragraph-properties fo:text-align="justify" style:justify-single-word="false"/>
      <style:text-properties fo:language="ru" fo:country="RU"/>
    </style:style>
    <style:style style:name="P147"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8" style:family="paragraph" style:parent-style-name="Text_20_body" style:list-style-name="L3">
      <style:text-properties fo:language="ru" fo:country="RU"/>
    </style:style>
    <style:style style:name="P14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08032c" officeooo:paragraph-rsid="00265aa8" style:font-style-asian="normal" style:font-weight-asian="normal" style:font-style-complex="normal" style:font-weight-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6bb09" officeooo:paragraph-rsid="00363e68" style:font-style-asian="normal" style:font-weight-asian="normal" style:font-style-complex="normal" style:font-weight-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a4db9" officeooo:paragraph-rsid="003b95d5" style:font-style-asian="normal" style:font-weight-asian="normal" style:font-style-complex="normal" style:font-weight-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cde2f" officeooo:paragraph-rsid="003cde2f" style:font-style-asian="normal" style:font-weight-asian="normal" style:font-style-complex="normal" style:font-weight-complex="normal"/>
    </style:style>
    <style:style style:name="P15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8" style:family="paragraph" style:parent-style-name="Heading_20_1">
      <loext:graphic-properties draw:fill="solid" draw:fill-color="#eeeeee" draw:opacity="100%"/>
      <style:paragraph-properties fo:background-color="#eeeeee"/>
    </style:style>
    <style:style style:name="P159" style:family="paragraph" style:parent-style-name="Heading_20_1">
      <style:paragraph-properties fo:margin-left="0in" fo:margin-right="0in" fo:text-align="center" style:justify-single-word="false" fo:text-indent="0.1965in" style:auto-text-indent="false"/>
    </style:style>
    <style:style style:name="P160" style:family="paragraph" style:parent-style-name="Heading_20_2">
      <style:text-properties fo:language="en" fo:country="US"/>
    </style:style>
    <style:style style:name="P161" style:family="paragraph" style:parent-style-name="Heading_20_2">
      <style:text-properties fo:language="ru" fo:country="RU"/>
    </style:style>
    <style:style style:name="P162" style:family="paragraph" style:parent-style-name="Heading_20_2">
      <loext:graphic-properties draw:fill="solid" draw:fill-color="#eeeeee" draw:opacity="100%"/>
      <style:paragraph-properties fo:background-color="#eeeeee"/>
      <style:text-properties fo:language="ru" fo:country="RU"/>
    </style:style>
    <style:style style:name="P163" style:family="paragraph" style:parent-style-name="Heading_20_2">
      <loext:graphic-properties draw:fill="solid" draw:fill-color="#eeeeee" draw:opacity="100%"/>
      <style:paragraph-properties fo:background-color="#eeeeee"/>
    </style:style>
    <style:style style:name="P16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loext:char-shading-value="0"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officeooo:rsid="0008032c"/>
    </style:style>
    <style:style style:name="T15" style:family="text">
      <style:text-properties fo:color="#ff3333"/>
    </style:style>
    <style:style style:name="T16" style:family="text">
      <style:text-properties fo:color="#ff3333" fo:language="ru" fo:country="RU"/>
    </style:style>
    <style:style style:name="T17" style:family="text">
      <style:text-properties fo:color="#ff3333" fo:language="ru" fo:country="RU" fo:font-style="normal" style:font-style-asian="normal" style:font-style-complex="normal"/>
    </style:style>
    <style:style style:name="T18" style:family="text">
      <style:text-properties fo:color="#ff3333" fo:font-style="normal" style:font-style-asian="normal" style:font-style-complex="normal"/>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fo:background-color="transparent" loext:char-shading-value="0" style:font-style-asian="normal" style:font-style-complex="normal"/>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background-color="transparent" loext:char-shading-value="0"/>
    </style:style>
    <style:style style:name="T27" style:family="text">
      <style:text-properties fo:color="#800000" fo:language="en" fo:country="US"/>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officeooo:rsid="002e549b" style:font-weight-asian="bold" style:font-weight-complex="bold"/>
    </style:style>
    <style:style style:name="T32" style:family="text">
      <style:text-properties fo:font-weight="bold" officeooo:rsid="00363e68" style:font-weight-asian="bold" style:font-weight-complex="bold"/>
    </style:style>
    <style:style style:name="T33" style:family="text">
      <style:text-properties fo:font-weight="bold" officeooo:rsid="0038d366" style:font-weight-asian="bold" style:font-weight-complex="bold"/>
    </style:style>
    <style:style style:name="T34" style:family="text">
      <style:text-properties fo:font-weight="bold" officeooo:rsid="00394487" style:font-weight-asian="bold" style:font-weight-complex="bold"/>
    </style:style>
    <style:style style:name="T35" style:family="text">
      <style:text-properties fo:font-weight="bold" officeooo:rsid="003b95d5" style:font-weight-asian="bold" style:font-weight-complex="bold"/>
    </style:style>
    <style:style style:name="T36" style:family="text">
      <style:text-properties fo:font-weight="bold" officeooo:rsid="003997d7" style:font-weight-asian="bold" style:font-weight-complex="bold"/>
    </style:style>
    <style:style style:name="T37" style:family="text">
      <style:text-properties fo:font-weight="bold" officeooo:rsid="003c6a16" style:font-weight-asian="bold" style:font-weight-complex="bold"/>
    </style:style>
    <style:style style:name="T38" style:family="text">
      <style:text-properties style:use-window-font-color="true"/>
    </style:style>
    <style:style style:name="T39" style:family="text">
      <style:text-properties style:use-window-font-color="true" fo:language="ru" fo:country="RU"/>
    </style:style>
    <style:style style:name="T40" style:family="text">
      <style:text-properties style:use-window-font-color="true" fo:language="ru" fo:country="RU" fo:font-style="normal" style:font-style-asian="normal" style:font-style-complex="normal"/>
    </style:style>
    <style:style style:name="T41" style:family="text">
      <style:text-properties style:use-window-font-color="true" fo:language="ru" fo:country="RU" fo:font-style="normal" fo:font-weight="normal" style:font-style-asian="normal" style:font-weight-asian="normal" style:font-style-complex="normal" style:font-weight-complex="normal"/>
    </style:style>
    <style:style style:name="T42" style:family="text">
      <style:text-properties style:use-window-font-color="true" fo:language="ru" fo:country="RU" fo:font-style="italic" style:font-style-asian="italic" style:font-style-complex="italic"/>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loext:char-shading-value="0" style:font-style-asian="normal" style:font-style-complex="normal"/>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background-color="transparent" loext:char-shading-value="0"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3333ff"/>
    </style:style>
    <style:style style:name="T58" style:family="text">
      <style:text-properties fo:font-style="normal" style:font-style-asian="normal" style:font-style-complex="normal"/>
    </style:style>
    <style:style style:name="T59" style:family="text">
      <style:text-properties fo:color="#0066ff"/>
    </style:style>
    <style:style style:name="T60" style:family="text">
      <style:text-properties fo:color="#0066ff" fo:language="en" fo:country="US" fo:font-style="normal" fo:background-color="transparent" loext:char-shading-value="0" style:font-style-asian="normal" style:font-style-complex="normal"/>
    </style:style>
    <style:style style:name="T61" style:family="text">
      <style:text-properties fo:background-color="#ffff00" loext:char-shading-value="0"/>
    </style:style>
    <style:style style:name="T62" style:family="text">
      <style:text-properties fo:color="#00ccff"/>
    </style:style>
    <style:style style:name="T63" style:family="text">
      <style:text-properties fo:font-weight="normal" style:font-weight-asian="normal" style:font-weight-complex="normal"/>
    </style:style>
    <style:style style:name="T64" style:family="text">
      <style:text-properties fo:color="#0066cc"/>
    </style:style>
    <style:style style:name="T65" style:family="text">
      <style:text-properties officeooo:rsid="000662da"/>
    </style:style>
    <style:style style:name="T66" style:family="text">
      <style:text-properties officeooo:rsid="0008032c"/>
    </style:style>
    <style:style style:name="T67" style:family="text">
      <style:text-properties officeooo:rsid="000ad106"/>
    </style:style>
    <style:style style:name="T68" style:family="text">
      <style:text-properties officeooo:rsid="000b2bba"/>
    </style:style>
    <style:style style:name="T69" style:family="text">
      <style:text-properties officeooo:rsid="000c7cf1"/>
    </style:style>
    <style:style style:name="T70" style:family="text">
      <style:text-properties officeooo:rsid="000cc782"/>
    </style:style>
    <style:style style:name="T71" style:family="text">
      <style:text-properties officeooo:rsid="001130d6"/>
    </style:style>
    <style:style style:name="T72" style:family="text">
      <style:text-properties officeooo:rsid="0013f402"/>
    </style:style>
    <style:style style:name="T73" style:family="text">
      <style:text-properties officeooo:rsid="001490d3"/>
    </style:style>
    <style:style style:name="T74" style:family="text">
      <style:text-properties officeooo:rsid="00160f72"/>
    </style:style>
    <style:style style:name="T75" style:family="text">
      <style:text-properties officeooo:rsid="001626eb"/>
    </style:style>
    <style:style style:name="T76" style:family="text">
      <style:text-properties officeooo:rsid="001902fd"/>
    </style:style>
    <style:style style:name="T77" style:family="text">
      <style:text-properties officeooo:rsid="00190592"/>
    </style:style>
    <style:style style:name="T78" style:family="text">
      <style:text-properties officeooo:rsid="001a970d"/>
    </style:style>
    <style:style style:name="T79" style:family="text">
      <style:text-properties officeooo:rsid="001ba268"/>
    </style:style>
    <style:style style:name="T80" style:family="text">
      <style:text-properties officeooo:rsid="0025fd71"/>
    </style:style>
    <style:style style:name="T81" style:family="text">
      <style:text-properties officeooo:rsid="002a4db9"/>
    </style:style>
    <style:style style:name="T82" style:family="text">
      <style:text-properties officeooo:rsid="002e549b"/>
    </style:style>
    <style:style style:name="T83" style:family="text">
      <style:text-properties officeooo:rsid="0031e35f"/>
    </style:style>
    <style:style style:name="T84" style:family="text">
      <style:text-properties officeooo:rsid="00335cd6"/>
    </style:style>
    <style:style style:name="T85" style:family="text">
      <style:text-properties officeooo:rsid="0038d366"/>
    </style:style>
    <style:style style:name="T86" style:family="text">
      <style:text-properties officeooo:rsid="003997d7"/>
    </style:style>
    <style:style style:name="T87" style:family="text">
      <style:text-properties officeooo:rsid="00399b3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9"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1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9005466923066346521" text:style-name="L1">
        <text:list-item>
          <text:p text:style-name="P144">добавить детектив <text:span text:style-name="T1">(реализовано)</text:span>+ магические уроки/трактаты Старсвирла (реализовано)</text:p>
        </text:list-item>
        <text:list-item>
          <text:p text:style-name="P145">Терра несколько раз пытается убить Макса (один раз — в аквапарке). Несколько раз Макса спасает Селестия (даёт приказы Нексусу)</text:p>
        </text:list-item>
        <text:list-item>
          <text:p text:style-name="P145">Книги:</text:p>
        </text:list-item>
      </text:list>
      <text:list xml:id="list824358223111644689" text:style-name="L2">
        <text:list-item>
          <text:p text:style-name="P146">«Великие грифоны прошлого» - из канона (5<text:span text:style-name="T8">s8e)</text:span></text:p>
        </text:list-item>
        <text:list-item>
          <text:p text:style-name="P146">«Высшие заклинания в повседневном использовании: от песчинки до дворца»</text:p>
        </text:list-item>
        <text:list-item>
          <text:p text:style-name="P147">«Малоизвестные аспекты магии трансформаций»</text:p>
        </text:list-item>
        <text:list-item>
          <text:p text:style-name="P14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6">Дасти Вейфарер «Зебрианская культура, быт и фольклор»</text:p>
        </text:list-item>
        <text:list-item>
          <text:p text:style-name="P146">«Краткая история Эквестрии»</text:p>
        </text:list-item>
        <text:list-item>
          <text:p text:style-name="P146">«Шедевры архитектуры Эквестрии» с разделом о Кантерлотском Королевском Дворце</text:p>
        </text:list-item>
        <text:list-item>
          <text:p text:style-name="P146">«Великие дела и великие чары». Страница 893: …</text:p>
        </text:list-item>
        <text:list-item>
          <text:p text:style-name="P146">«Природа Проклятий» - обмен</text:p>
        </text:list-item>
        <text:list-item>
          <text:p text:style-name="P146">«<text:span text:style-name="T52">Магия для Чайников</text:span>» - обмен</text:p>
        </text:list-item>
        <text:list-item>
          <text:p text:style-name="P146">«Энциклопедия Арканум» - обмен</text:p>
        </text:list-item>
        <text:list-item>
          <text:p text:style-name="P146">«О Гейсах» - обмен</text:p>
        </text:list-item>
        <text:list-item>
          <text:p text:style-name="P146">«<text:span text:style-name="T61">Тайны Тайных Наук</text:span>» - обмен</text:p>
        </text:list-item>
        <text:list-item>
          <text:p text:style-name="P147">«Основы Заклятий» - обмен</text:p>
        </text:list-item>
        <text:list-item>
          <text:p text:style-name="P146">«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8100636893275764662" text:style-name="L3">
        <text:list-item>
          <text:p text:style-name="P14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8">Селестия — переменчивая пони. В одно время не строгая, а в другое может быть такой, что страшно становится</text:p>
        </text:list-item>
        <text:list-item>
          <text:p text:style-name="P148">У Селестии были такие элементы гармонии: Магия, Доброта, Смех. У Луны — Верность, Честность, Щедрость. (ксенофазия)</text:p>
        </text:list-item>
        <text:list-item>
          <text:p text:style-name="P14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8">Около 820-ти лет назад будущий маг Лайтнинг Стар поступил на обучение к наставнику Тииспоту</text:p>
        </text:list-item>
        <text:list-item>
          <text:p text:style-name="P14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8">У Селестии грива и хвост развеваются и переливаются от магического шампуня</text:p>
        </text:list-item>
        <text:list-item>
          <text:p text:style-name="P148">Тело Селестии очень крепкое — может выдержать несколько тонн земли</text:p>
        </text:list-item>
        <text:list-item>
          <text:p text:style-name="P148">Дискорд намного старше принцесс, его магия сильнее ихней на голову</text:p>
        </text:list-item>
        <text:list-item>
          <text:p text:style-name="P148">Луна младше Селестии на 3 года. Сёстрам около 5000 лет. По другим данным, Селестии около 2500 лет (Обмен).</text:p>
        </text:list-item>
        <text:list-item>
          <text:p text:style-name="P148">Принцессы начали войну с Дискордом в возрасте, когда им было около 700 лет — и продолжалась война почти сто лет</text:p>
        </text:list-item>
        <text:list-item>
          <text:p text:style-name="P148">Самый главный враг сестёр и Дискорда — скука</text:p>
        </text:list-item>
        <text:list-item>
          <text:p text:style-name="P148">В Эквестрии на одного жеребца приходится четыре - пять кобыл</text:p>
        </text:list-item>
        <text:list-item>
          <text:p text:style-name="P14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8">Селестия в первые полторы тысячи лет путешествовала — и заварила несколько войн (две — с Эквестрией, в одной была против Луны)</text:p>
        </text:list-item>
        <text:list-item>
          <text:p text:style-name="P148">Настоящий цвет гривы Селестии — клубнично-розовая. Радужный цвет гривы и хвоста поддерживается магией</text:p>
        </text:list-item>
        <text:list-item>
          <text:p text:style-name="P148">Кроме Дискорда, старше сестёр ещё старейшина драконов</text:p>
        </text:list-item>
        <text:list-item>
          <text:p text:style-name="P148">Кэйденс не прожила и 60-ти лет и является низкорожденной</text:p>
        </text:list-item>
        <text:list-item>
          <text:p text:style-name="P148">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48">Народ тихо фигел от нововведений и с ещё большим ожесточением продолжал делать по-своему</text:p>
        </text:list-item>
        <text:list-item>
          <text:p text:style-name="P14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8">Когда пони женятся, они обмениваются ножными браслетами</text:p>
        </text:list-item>
        <text:list-item>
          <text:p text:style-name="P148">Светилами, кроме сестёр, могут управлять единороги (группы), Дискорд, Твайлайт и Старсвирл</text:p>
        </text:list-item>
        <text:list-item>
          <text:p text:style-name="P148">Королева Кризалис — правительница Зелёной Долины</text:p>
        </text:list-item>
        <text:list-item>
          <text:p text:style-name="P148">Мать Луны и Селестии — аликорн Лорен. Мать Дискорда — Алиса (пони-человек)</text:p>
        </text:list-item>
        <text:list-item>
          <text:p text:style-name="P14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0">Искусственный интеллект. Создан Владом и Максом. Разработан для управления корпорациями.</text:p>
      <text:h text:style-name="Heading_20_3" text:outline-level="3">Норф</text:h>
      <text:p text:style-name="P11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11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1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8">Единорог. Холост, молод, мечтателен. Живёт в Кантерлоте. В свободное время рисует облака.</text:p>
      <text:h text:style-name="Heading_20_3" text:outline-level="3">Алекс</text:h>
      <text:p text:style-name="P118">Менеджер проектов, над одним из которых (Нексус) работает Макс.</text:p>
      <text:h text:style-name="Heading_20_3" text:outline-level="3">Ростик</text:h>
      <text:p text:style-name="P118">Лидер команды тестировщиков</text:p>
      <text:h text:style-name="Heading_20_3" text:outline-level="3">Стас</text:h>
      <text:p text:style-name="P118">Программист-новичок в команде Макса.</text:p>
      <text:h text:style-name="Heading_20_3" text:outline-level="3"><text:soft-page-break/>Рома</text:h>
      <text:p text:style-name="P118">Программист в команде UI-программистов</text:p>
      <text:h text:style-name="Heading_20_3" text:outline-level="3">Анджела</text:h>
      <text:p text:style-name="P118">Сисадмин. Флиртует с Максом.</text:p>
      <text:p text:style-name="P118"/>
      <text:h text:style-name="Heading_20_2" text:outline-level="2">Положения</text:h>
      <text:p text:style-name="P11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60" text:outline-level="2">1. Терра</text:h>
      <text:p text:style-name="P27">музыка - кондовая электронная, холодная и отчаянная (Electronics “Disappointed”)</text:p>
      <text:p text:style-name="P120">&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33">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8">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8">RnD-</text:span><text:span text:style-name="T1">зоны</text:span><text:span text:style-name="T1"><text:note text:id="ftn3" text:note-class="footnote"><text:note-citation>3</text:note-citation><text:note-body><text:p text:style-name="P13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85"><text:span text:style-name="T8">&gt;\</text:span>Привет, Нексус. Это Макс.</text:p>
      <text:p text:style-name="P85"><text:span text:style-name="T8">&lt;\</text:span>Привет Макс. <text:span text:style-name="T1">Рад тебя видеть. Где ты отсутствовал три дня?</text:span></text:p>
      <text:p text:style-name="P85"><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25"/>
      <text:p text:style-name="P42">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85"><text:span text:style-name="T8">&gt;\</text:span>Как называется наш проект?</text:p>
      <text:p text:style-name="P85"><text:span text:style-name="T8">&lt;\</text:span>Дайсон.</text:p>
      <text:p text:style-name="P85"><text:span text:style-name="T8">&gt;\</text:span>Сколько тебе лет?</text:p>
      <text:p text:style-name="P85"><text:soft-page-break/><text:span text:style-name="T8">&lt;\</text:span>Два года с начала запуска кластера.</text:p>
      <text:p text:style-name="P85"><text:span text:style-name="T8">&gt;\</text:span>Какой сейчас год?</text:p>
      <text:p text:style-name="P85"><text:span text:style-name="T8">&gt;\</text:span>202<text:span text:style-name="T1">1</text:span>-й.</text:p>
      <text:p text:style-name="P26"/>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85"><text:span text:style-name="T8">&gt;\</text:span>Нексус, отключи память <text:span text:style-name="T1">заданий</text:span> за последнюю неделю.</text:p>
      <text:p text:style-name="P85"><text:span text:style-name="T8">&lt;\</text:span>Выполнено.</text:p>
      <text:p text:style-name="P85"><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85"><text:span text:style-name="T8">&lt;\</text:span><text:span text:style-name="T1">Тебя понял. Читаю задачу...</text:span></text:p>
      <text:p text:style-name="P8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6">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86">Ограничени<text:span text:style-name="T1">е 2: решение должно находиться в правовых рамках уголовного и административного кодекса.</text:span></text:p>
      <text:p text:style-name="P86">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6"><text:span text:style-name="T8">&lt;\</text:span><text:span text:style-name="T1">Выполняю задачу</text:span>...</text:p>
      <text:p text:style-name="P86"><text:span text:style-name="T8">&lt;\</text:span>...</text:p>
      <text:p text:style-name="P86"><text:span text:style-name="T8">&lt;\</text:span>Решение:</text:p>
      <text:p text:style-name="P86"><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6"><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8">:47.bmf»</text:span></text:p>
      <text:p text:style-name="P25"/>
      <text:p text:style-name="P34">&lt;<text:span text:style-name="T1">как-то говённо. Улучшить</text:span>&gt;</text:p>
      <text:p text:style-name="P42">Хм, не понял? Ч<text:span text:style-name="T1">ё</text:span> за хрень?</text:p>
      <text:p text:style-name="P42"/>
      <text:p text:style-name="P85"><text:span text:style-name="T8">&gt;</text:span>\Нексус, почему ты используешь жёсткие настройки <text:span text:style-name="T1">для решения задачи</text:span>?</text:p>
      <text:p text:style-name="P85"><text:span text:style-name="T8">&lt;\</text:span>Настройки правильные, <text:span text:style-name="T1">Макс</text:span>.</text:p>
      <text:p text:style-name="P26"/>
      <text:p text:style-name="P42">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6"/>
      <text:p text:style-name="P85"><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2">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42">Ага, уже теплее.</text:p>
      <text:p text:style-name="P42"/>
      <text:p text:style-name="P85"><text:span text:style-name="T8">&gt;</text:span>\Нексус,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8">– </text:span>Окей. Спасибо, Макс. <text:span text:style-name="T1">Выручил.</text:span></text:p>
      <text:p text:style-name="P4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8">.</text:span></text:p>
      <text:p text:style-name="P92">Гудки.</text:p>
      <text:p text:style-name="P42"><text:soft-page-break/><text:span text:style-name="T1">У</text:span>ходя попрощался с охранником, <text:span text:style-name="T1">увлечённо исследующим тему педофилии</text:span>.</text:p>
      <text:p text:style-name="P42">Всё, свободен. Хотя <text:s/><text:span text:style-name="T1">воскресенье</text:span> уже испорчен<text:span text:style-name="T1">о</text:span>.</text:p>
      <text:p text:style-name="P42"/>
      <text:p text:style-name="P121">***</text:p>
      <text:p text:style-name="P121"/>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3">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8">&lt;</text:span><text:span text:style-name="T64">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8">&lt;</text:span><text:span text:style-name="T23">месяц</text:span><text:span text:style-name="T8">&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33">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0">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88">Музыка быстрая, тревожная, надорваная и печальная (Pet Shop Boys “So Hard” ?)</text:p>
      <text:p text:style-name="P29"/>
      <text:p text:style-name="P11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2">(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8">облака.&lt;</text:span><text:span text:style-name="T23">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8">верх</text:span>…</text:p>
      <text:p text:style-name="P5">Тут м<text:span text:style-name="T8">еня, </text:span>наконец,<text:span text:style-name="T8"> стошнило. Буквально вывернуло наизнанку: из носа текло, в глазах стояли слёзы. </text:span></text:p>
      <text:p text:style-name="P5"><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4">Спи, сестра моя родная,<text:line-break/>Спи. Усни.<text:line-break/>Крыльями тебя укрою,<text:line-break/>Спи. Усни.</text:p><text:p text:style-name="P134"><text:tab/>В чаще тёмной волки воют,<text:line-break/>Спи. Усни.</text:p><text:p text:style-name="P134"><text:tab/>В мрачном замке духи ноют,<text:line-break/>Спи. Усни.</text:p><text:p text:style-name="P134"><text:tab/>Сказки вечность нам читает,<text:line-break/>Спи. Усни.<text:line-break/>День осенний угасает,<text:line-break/>Спи. Усни.<text:line-break/>Помни только в сне глубоком,</text:p><text:p text:style-name="P13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В...»</text:span>&gt;</text:p>
      <text:p text:style-name="P5"><text:soft-page-break/>–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text:span><text:soft-page-break/><text:span text:style-name="T22">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2">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8">, опустив голову на пол.</text:span></text:p>
      <text:p text:style-name="P5"><text:soft-page-break/>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5"><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8">–</text:span> ТЫ!!! ТЫ!..</text:p>
      <text:p text:style-name="P5"><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2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8">3. </text:span>Кантерлот</text:h>
      <text:p text:style-name="P89">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8028924013772873113" text:style-name="L4">
        <text:list-item>
          <text:p text:style-name="P14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32"><text:s/>Сколько страниц сегодня нахреначили?</text:p><text:p text:style-name="P133">– <text:span text:style-name="T1">Восемь, учитель!</text:span></text:p><text:p text:style-name="P133">– Отлично. Надиктую ещё две и сбегаешь за кофе.</text:p></text:note-body></text:note></text:span></text:p>
        </text:list-item>
      </text:list>
      <text:p text:style-name="P7"/>
      <text:p text:style-name="P11">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8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7">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8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7">Я потянулся. Хватит на сегодня чтения. Настало время ежедневной прогулки по городу. Тем более, что у меня есть деньги.</text:p>
      <text:p text:style-name="P8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7">Так что даже на ремонт одежды и покупку необходимых в повседневной жизни мелочей у меня финансов не было. До недавнего времени. </text:p>
      <text:p text:style-name="P87"><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87"><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87"><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8">парящие платформы.</text:span> Но дворцовым бюрократам необязательно ж знать, КАК я их уничтожаю, хе-хе! Некоторые из <text:span text:style-name="T38">платформ </text:span>уничтожаются путём <text:span text:style-name="T1">усиленного</text:span> износа, будучи частью экспериментальных колесниц! “Лорен” я сделал на базе <text:span text:style-name="T3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8">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8">4. </text:span>Библиотека</text:h>
      <text:p text:style-name="P18">&lt;<text:span text:style-name="T56">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8">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9"/>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45"><text:soft-page-break/>–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6">– А по-моему, ты не…</text:p>
      <text:p text:style-name="P44"><text:span text:style-name="T9">– Так, я попрошу! – перебила меня венценосная кобыла. – Давай, ты не будешь лезть в мои дела, а я не буду</text:span><text:span text:style-name="T5">… эээ… ммм…</text:span></text:p>
      <text:p text:style-name="P46">– Не будешь что?</text:p>
      <text:p text:style-name="P52">Селестия нахмурилась и подняла крылья.</text:p>
      <text:p text:style-name="P52"><text:span text:style-name="T8">– </text:span>Не забывай, человек, я — могущественный маг и правитель Эквестрии. Ко мне нужно относиться с должным уважением!</text:p>
      <text:p text:style-name="P52"><text:span text:style-name="T8">– </text:span>А то что? Превратишь в жабу? Сошлёшь на Луну? Убьёшь нахер?</text:p>
      <text:p text:style-name="P52">Аликорница сникла. Уши её опустились.</text:p>
      <text:p text:style-name="P52"><text:span text:style-name="T8">– </text:span>Макс, не надо... Ты же знаешь, я этого не сделаю.</text:p>
      <text:p text:style-name="P52"><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2"><text:span text:style-name="T8">–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8">.</text:span></text:p>
      <text:p text:style-name="P52"><text:span text:style-name="T8">Аликорница уселась н</text:span>а пол <text:span text:style-name="T8">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52"><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52"><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52"><text:span text:style-name="T8">– </text:span>Вот, читай отсюда. <text:span text:style-name="T8">– а</text:span>ликорница подчеркнула абзац копытом.</text:p>
      <text:p text:style-name="P52"/>
      <text:p text:style-name="P54">***</text:p>
      <text:p text:style-name="P54"/>
      <text:p text:style-name="P7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8">Но величайшая справедливость юниверсума заключается в том, что не существует безвыходных положений. Всегда есть надежда.</text:p>
      <text:p text:style-name="P7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7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2">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text:soft-page-break/>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6"><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Давай я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6">–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6"><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6"><text:span text:style-name="T1">– Занавес. </text:span>– <text:s/><text:span text:style-name="T1">подытожил я.</text:span></text:p>
      <text:p text:style-name="P46"/>
      <text:h text:style-name="P161" text:outline-level="2"><text:span text:style-name="T8">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text:soft-page-break/>–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text:soft-page-break/>–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4">***</text:p>
      <text:p text:style-name="P52">&lt;<text:span text:style-name="T56">Depeche Mode - Painkiller</text:span>&gt;</text:p>
      <text:p text:style-name="P7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2"/>
      <text:p text:style-name="P52">Селестия встала, потянувшись по-кошачьи, и направилась к выходу. У двери он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60" text:outline-level="2">6. Стыд</text:h>
      <text:p text:style-name="P52"/>
      <text:p text:style-name="P78">~~~ Завтра на семь в библиотеке ~~~</text:p>
      <text:p text:style-name="P78"/>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4">***</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text:soft-page-break/>–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2">– А как ты сама помнишь о том заклинании, если оно стёрто из бытия? – резонно подметил я.</text:p>
      <text:p text:style-name="P52">– У меня есть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57">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0">—</text:span> осень, за осенью <text:span text:style-name="T40">—</text:span> зима. <text:s/>Если пошёл дождь, должно быть мокро, если выпал снег <text:span text:style-name="T4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0">—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text:soft-page-break/>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8">— умение делегировать полномочия. Вечером того же дня я села за письменный стол.</text:span></text:p>
      <text:p text:style-name="P4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2"/>
      <text:p text:style-name="P54">***</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8">—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Тия&lt;<text:span text:style-name="T15">Селли !!!</text:span>&gt;. Если хочешь.</text:p>
      <text:p text:style-name="P52">– Хорошо. До встречи, Тия.</text:p>
      <text:p text:style-name="P52">– До встречи, Макс.</text:p>
      <text:p text:style-name="P52"/>
      <text:h text:style-name="Heading_20_2" text:outline-level="2"><text:span text:style-name="T1">8</text:span>. <text:span text:style-name="T8">40-6</text:span></text:h>
      <text:p text:style-name="P90">Mark Knopfler — Hill Farmers Blues — или на следующую главу (прощание)</text:p>
      <text:p text:style-name="P52"/>
      <text:p text:style-name="P78">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2">Истончения </text:span>(быть может, к счастью). Всё, что я могу <text:span text:style-name="T8">— оставить тебе напутствие.</text:span></text:p>
      <text:p text:style-name="P78"><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8"><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78">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78">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8">Удачи!</text:p>
      <text:p text:style-name="P46">…</text:p>
      <text:p text:style-name="P46"/>
      <text:p text:style-name="P52">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8"> </text:span><text:span text:style-name="T44">— вся архитектура явно </text:span><text:span text:style-name="T40">была </text:span><text:span text:style-name="T44">заточена под крылатых. Таких, для которых приземлиться на балкон в тронном зале или уйти через портик на крыше</text:span><text:span text:style-name="T58"> </text:span><text:span text:style-name="T44">— обычное дело. </text:span><text:span text:style-name="T58">Хорошо, что ежедневные посещения каретной мастерской подняли мой тонус, изрядно посаженный сидячим образом жизни.</text:span></text:p>
      <text:p text:style-name="P1"><text:span text:style-name="T5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0">Каменный пол комнаты был покрыт розовым ковром с длиннейшим ворсом.</text:span><text:span text:style-name="T44"> </text:span><text:span text:style-name="T40">Его центр занимал высокий </text:span><text:span text:style-name="T44">кругл</text:span><text:span text:style-name="T40">ый</text:span><text:span text:style-name="T44"> </text:span><text:span text:style-name="T40">футон</text:span><text:span text:style-name="T44"> </text:span><text:span text:style-name="T40">с</text:span><text:span text:style-name="T44"> велик</text:span><text:span text:style-name="T40">им</text:span><text:span text:style-name="T44"> множество</text:span><text:span text:style-name="T40">м</text:span><text:span text:style-name="T44">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2">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46">Тия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5">Мне печалиться не стоит</text:p><text:p text:style-name="P135">Жизнь прекрасна и ярка</text:p><text:p text:style-name="P135">Телом молода, душою —</text:p><text:p text:style-name="P135">Как дракон морской мудра</text:p><text:p text:style-name="P135"/><text:p text:style-name="P135">Я видала взлёт империй,</text:p><text:p text:style-name="P135">Я жила среди легенд,</text:p><text:p text:style-name="P135">Древней магии мистерий</text:p><text:p text:style-name="P135">Я прилежнейший студент</text:p><text:p text:style-name="P135"/><text:p text:style-name="P135">Обожаема народом,</text:p><text:p text:style-name="P135">Уважаема врагом,</text:p><text:p text:style-name="P135">Но друзей моих немного,</text:p><text:p text:style-name="P135">Гложет душу холодом</text:p><text:p text:style-name="P135"/><text:p text:style-name="P135">Одинока и печальна,</text:p><text:p text:style-name="P135">Недоступна и строга,</text:p><text:p text:style-name="P135">Потеряла изначальный</text:p><text:p text:style-name="P135">Смысл жизни навсегда</text:p><text:p text:style-name="P135"/><text:p text:style-name="P135">Жизнь моя теперь публична,</text:p><text:p text:style-name="P135">Жизнь моя теперь для всех,</text:p><text:p text:style-name="P135">В этом — горе, в этом — счастье,</text:p><text:p text:style-name="P13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6"><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52">– Примерно такие. – расхохоталась Тия. <text:span text:style-name="T8">– С</text:span>пасибо, хоть мне инвалидное кресло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text:soft-page-break/>–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text:soft-page-break/>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8">–</text:span> А водку у вас принято пить?</text:p>
      <text:p text:style-name="P44"><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52"><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8">– Это ты называешь “дружбой”? – с </text:span>улыбкой хмыкнул<text:span text:style-name="T8"> я. – </text:span>Мне нравится твоё чувство юмора.</text:p>
      <text:p text:style-name="P52">Аликорница нахмурилась.</text:p>
      <text:p text:style-name="P52"><text:span text:style-name="T8">–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oft-page-break/><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52">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6">–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4">***</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44">– </text:span><text:span text:style-name="T40">Говорят, в </text:span><text:span text:style-name="T17">Додж </text:span><text:span text:style-name="T18">Джанкшн</text:span><text:span text:style-name="T40">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4">– </text:span><text:span text:style-name="T48">А из Пинто Крика уже месяц нет новостей...</text:span></text:p>
      <text:p text:style-name="P5"><text:span text:style-name="T44">–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4"><text:span text:style-name="T48">– </text:span>“<text:span text:style-name="T1">Что я могу сделать, чтобы вернуть всё назад?</text:span>”</text:p>
      <text:p text:style-name="P14"><text:span text:style-name="T48">– </text:span><text:span text:style-name="T40">Так и сказала?</text:span></text:p>
      <text:p text:style-name="P1"><text:span text:style-name="T44">– </text:span><text:span text:style-name="T40">Да, </text:span><text:span text:style-name="T41">Фэнси</text:span><text:span text:style-name="T4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8">– </text:span><text:span text:style-name="T40">Что бы это значило, Флер?</text:span></text:p>
      <text:p text:style-name="P14"><text:span text:style-name="T48">– </text:span><text:span text:style-name="T4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2">…</text:p>
      <text:p text:style-name="P8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84">– Куда проваливаться?</text:p>
      <text:p text:style-name="P84">– Они не знают. В тех провалах не видно дна...</text:p>
      <text:p text:style-name="P84">…</text:p>
      <text:p text:style-name="P8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84">– Леди и джентлькольты! Приём окончен! Её Высочество Принцесса Селестия будет рада видеть <text:s/>вас в следующую среду!</text:p>
      <text:p text:style-name="P84">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8">–</text:span> Ты? <text:span text:style-name="T8">–</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5">растеря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45">– Может, спросишь Луну, куда деваются пони? Сон по её части.</text:p>
      <text:p text:style-name="P44"><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46">–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2"><text:soft-page-break/>Она повернулась и вышла из зала, почти подметая хвостом пол.</text:p>
      <text:p text:style-name="P46"/>
      <text:p text:style-name="P1"><text:span text:style-name="T45">&lt;</text:span><text:span text:style-name="T60">Mark Knopfler - </text:span><text:span text:style-name="T59">Hill Farmer's Blues</text:span><text:span text:style-name="T45">&gt;</text:span></text:p>
      <text:p text:style-name="P48">***</text:p>
      <text:p text:style-name="P46"/>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8">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7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8">– Мааам, а со мной связан элементаль?</text:p>
      <text:p text:style-name="P78">– Конечно, Эйприл. В каждом из нас есть её бессмертная искорка.</text:p>
      <text:p text:style-name="P1"><text:span text:style-name="T4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1"><text:span text:style-name="T1">– Конечно, мам! «День горящего очага» </text:span>— <text:span text:style-name="T1">верно?</text:span></text:p>
      <text:p text:style-name="P7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78">Так возникли аликорны.</text:p>
      <text:p text:style-name="P7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78">Имя её было Селестия.</text:p>
      <text:p text:style-name="P78">За ней последовала и сестра её, Луна.</text:p>
      <text:p text:style-name="P7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78">То есть, всегда.</text:p>
      <text:p text:style-name="P78">Тут и сказке конец. А теперь, Эйприл, залазь на полку и закрывай глазки.</text:p>
      <text:p text:style-name="P78">– Ну мааам! Раскажи ещё что-нибудь! Про Сомбру!</text:p>
      <text:p text:style-name="P78">–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78">– А почему только тебя? А меня? А дядю-горгулия?</text:p>
      <text:p text:style-name="P78">– <text:s/>Тебя я забрать ему не дам. А в дядю не тыкай копытом, это невежливо! Спи уже, мой маленький!</text:p>
      <text:p text:style-name="P78">– Поцелуй меня на ночь, мам!</text:p>
      <text:p text:style-name="P78">– Конечно, мой хороший...</text:p>
      <text:p text:style-name="P78"/>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4">–</text:span><text:span text:style-name="T40">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 Куча?</text:p>
      <text:p text:style-name="P46">– Ну ты даёшь! – хмыкнула Эпплджек. – Даже не смешно.</text:p>
      <text:p text:style-name="P46">– Неужели штука?</text:p>
      <text:p text:style-name="P46">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8">Додж Джанкшена.</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text:soft-page-break/>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40">под твоим руководством</text:span><text:span text:style-name="T44">. Подожди немного, я отсистематизирую нужную информацию и расскажу тебе, насколько далеко смогла продвинуться.</text:span></text:p>
      <text:p text:style-name="P44">“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text:soft-page-break/>Твайлайт аж затопала на месте.</text:p>
      <text:p text:style-name="P46">–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7">***</text:p>
      <text:p text:style-name="P46"/>
      <text:p text:style-name="P122"><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листок назад, перевернув его обратно.</text:p>
      <text:p text:style-name="P52">– Электростимулятор гипоталамуса. Драконий. В комплекте с усиленной больничной койкой и набором фиксаторов.</text:p>
      <text:p text:style-name="P52"><text:soft-page-break/>–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52"><text:span text:style-name="T8">–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lt;</text:span><text:span text:style-name="T27">Луна является изо сна и запрещает Твайлайт дальнейшие исследования – потом Макс встречается с ней во сне</text:span><text:span text:style-name="T8">&gt;</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4">***</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78"/>
      <text:p text:style-name="P78">– Ага, он был закладкой в четвёртом номере «PlayMare», в разделе «Тридцать две позы, которые удивят вашего френдкольта».</text:p>
      <text:p text:style-name="P78">– Спайк! Немедленно ложись спать!</text:p>
      <text:p text:style-name="P78">– Уже иду. Кукурузу доем только и иду.</text:p>
      <text:p text:style-name="P78">– Кстати, а почему Индрэ считали одержимым?</text:p>
      <text:p text:style-name="P78">– Потому что он считал себя человеком. Не был им, как ты, Макс, а именно считал. Ему как-то <text:soft-page-break/>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text:p>
      <text:p text:style-name="P78">– Так у вас знают про людей? Вот это новость!. В Кантерлоте, да и в Понивилле все обращаются со мной, как с диковинкой.</text:p>
      <text:p text:style-name="P7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78">–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text:soft-page-break/>–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52">Я уселась на пуфике, а подруги заняли места на матрасах…</text:p>
      <text:p text:style-name="P78"/>
      <text:p text:style-name="P78">– Спайк, будь добр, принеси дневник эксперимента. Он в подвале, за шкафом с ретортами, в...</text:p>
      <text:p text:style-name="P78">– В сейфе, я в курсе.</text:p>
      <text:p text:style-name="P78"/>
      <text:p text:style-name="P80">***</text:p>
      <text:p text:style-name="P89">&lt;Seal — Amazing <text:span text:style-name="T1">(T</text:span><text:span text:style-name="T8">hin White Duke Remix)</text:span>&gt;</text:p>
      <text:p text:style-name="P78">Дата: 12.04.1003 А.С.</text:p>
      <text:p text:style-name="P78">Эксперимент: заклинание Воплощения Индрэ</text:p>
      <text:p text:style-name="P78">Испытуемая: Эпплджек</text:p>
      <text:p text:style-name="P78">Синопсис: запись сна со слов испытуемой</text:p>
      <text:p text:style-name="P78">Замечания: замечаний нет</text:p>
      <text:p text:style-name="P78"/>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8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7">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78"/>
      <text:p text:style-name="P78">Примечания: ПипБак? Стойло? Двойники? Параллельные Эквестрии?</text:p>
      <text:p text:style-name="P1"/>
      <text:p text:style-name="P3">***</text:p>
      <text:p text:style-name="P1"/>
      <text:p text:style-name="P78">Дата: 12.04.1003 А.С.</text:p>
      <text:p text:style-name="P78">Эксперимент: заклинание Воплощения Индрэ</text:p>
      <text:p text:style-name="P78">Испытуемая: Рэйнбоу Дэш</text:p>
      <text:p text:style-name="P78">Синопсис: описание пробуждения испытуемой</text:p>
      <text:p text:style-name="P78">Замечания: испытуемая отказалась дать описание сна. «Гы-гы... Хренасе... Человеки рулят...» <text:span text:style-name="T12">—</text:span><text:span text:style-name="T13"> </text:span><text:span text:style-name="T63">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2">&lt;<text:span text:style-name="T62">d.notive — Talking Flight</text:span>&gt;</text:p>
      <text:p text:style-name="P78"><text:soft-page-break/>Дата: 12.04.1003 А.С.</text:p>
      <text:p text:style-name="P78">Эксперимент: заклинание Воплощения Индрэ</text:p>
      <text:p text:style-name="P78">Испытуемая: Рэрити</text:p>
      <text:p text:style-name="P78">Синопсис: запись сна со слов испытуемой</text:p>
      <text:p text:style-name="P78">Замечания: замечаний нет</text:p>
      <text:p text:style-name="P78"/>
      <text:p text:style-name="P1"><text:span text:style-name="T4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2">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63"> </text:span><text:span text:style-name="T47">— чёрный экран. Он высасывает из </text:span>эгрегора Эквестрии (места, откуда берутся и куда уходят <text:span text:style-name="T1">всепони</text:span><text:span text:style-name="T6">, </text:span><text:span text:style-name="T47">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78"/>
      <text:p text:style-name="P80">***</text:p>
      <text:p text:style-name="P78"/>
      <text:p text:style-name="P78">Дата: 12.04.1003 А.С.</text:p>
      <text:p text:style-name="P78">Эксперимент: заклинание Воплощения Индрэ</text:p>
      <text:p text:style-name="P78">Испытуемая: Флаттершай</text:p>
      <text:p text:style-name="P78">Синопсис: описание пробуждения испытуемой</text:p>
      <text:p text:style-name="P7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78"/>
      <text:p text:style-name="P78">* Примечания: при виде кексиков истерика случилась с Пинки Пай.</text:p>
      <text:p text:style-name="P78"/>
      <text:p text:style-name="P54">***</text:p>
      <text:p text:style-name="P52"/>
      <text:p text:style-name="P78"><text:soft-page-break/>Дата: 12.04.1003 А.С.</text:p>
      <text:p text:style-name="P78">Эксперимент: заклинание Воплощения Индрэ</text:p>
      <text:p text:style-name="P78">Испытуемая: Пинки Пай</text:p>
      <text:p text:style-name="P78">Синопсис: описание пробуждения испытуемой</text:p>
      <text:p text:style-name="P78">Замечания: испытуемая отказалась дать описание сна.</text:p>
      <text:p text:style-name="P78"/>
      <text:p text:style-name="P7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78"/>
      <text:p text:style-name="P78">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7">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8">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Тия?</text:p>
      <text:p text:style-name="P5">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text:soft-page-break/>Тук-тук-тук!</text:p>
      <text:p text:style-name="P5">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44">—</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text:p>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52">Закрыв дверь, я отправился в город.</text:p>
      <text:p text:style-name="P52">…</text:p>
      <text:p text:style-name="P52">–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4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4"> </text:span><text:span text:style-name="T40">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oft-page-break/><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40">.</text:span></text:p>
      <text:p text:style-name="P52">…</text:p>
      <text:p text:style-name="P52">Вырвавшись от всезнайки на свежий воздух, я направился в центр. Пробежавшись взглядом по заголовкам газет, сплюнул в сердцах.</text:p>
      <text:p text:style-name="P52">«<text:span text:style-name="T30">Чужестранец-человек разбил сердце нашей обожаемой Селестии! Двор в отчаянии </text:span><text:span text:style-name="T12">—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8">– </text:span>Привет, Эй-Джей! У тебя проблемы?</text:p>
      <text:p text:style-name="P52"><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8">–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8">– </text:span>Хошь сказать, ты в Кантерлоте у Селестии под крылышком телеги чинил? Или Рэр сбрехала?</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8">– Г</text:span>отово. Принимай работу, хозяйка!</text:p>
      <text:p text:style-name="P52">Эпплджек стиснула меня в сокрушающих объятиях.</text:p>
      <text:p text:style-name="P52"><text:soft-page-break/><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8">–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8">–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8">– </text:span>Бери, сахарок. Для тебя <text:span text:style-name="T8">— </text:span>самые <text:span text:style-name="T8">о</text:span>тборные. И помни: в Яблочной Алле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3">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3">объявляла вывеска.</text:span></text:p>
      <text:p text:style-name="P5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8">– </text:span>Свободно? <text:span text:style-name="T8">– </text:span>спросил я у единственной пони, сидящей за столиком.</text:p>
      <text:p text:style-name="P52"><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8">– <text:s/></text:span>Пирог с грибами, яишницу и чизкейк<text:span text:style-name="T8"> – </text:span>сообщил я подошедшей официантке.</text:p>
      <text:p text:style-name="P52"><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52"><text:span text:style-name="T8">–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8">– </text:span>Вы, наверное, ждёте кого-то?</text:p>
      <text:p text:style-name="P55"><text:span text:style-name="T8">– </text:span>Неа.</text:p>
      <text:p text:style-name="P55"><text:span text:style-name="T8">– </text:span>Просто обедаете?</text:p>
      <text:p text:style-name="P55"><text:span text:style-name="T8">– </text:span>Неа.</text:p>
      <text:p text:style-name="P55"><text:span text:style-name="T8">– </text:span>Просто сидите и мрачно смотрите на меня?</text:p>
      <text:p text:style-name="P55"><text:span text:style-name="T8">– </text:span>Неа.</text:p>
      <text:p text:style-name="P55">Хм, а эта пони не из разговорчивых. Ну ладно.</text:p>
      <text:p text:style-name="P55"><text:span text:style-name="T8">– </text:span>А что же вы делаете?</text:p>
      <text:p text:style-name="P55"><text:span text:style-name="T8">– </text:span>Веселюсь. <text:span text:style-name="T8">– </text:span>мрачно заявила пони.</text:p>
      <text:p text:style-name="P55"><text:span text:style-name="T8">– </text:span>Если я вас достал, то так и скажите. Извините.</text:p>
      <text:p text:style-name="P55"><text:soft-page-break/>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8">– </text:span>Привет, Макс!</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8">– </text:span>Мы с вами раньше встречались?</text:p>
      <text:p text:style-name="P55"><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8">– </text:span>Оставь, Салвер.<text:span text:style-name="T8"> </text:span>Ему за счёт заведения.</text:p>
      <text:p text:style-name="P52"><text:span text:style-name="T8">– </text:span>Ясно, мисс Пинки. <text:span text:style-name="T8">– </text:span>официантка кивнула и ушла.</text:p>
      <text:p text:style-name="P52"><text:span text:style-name="T8">– Ч</text:span>его-о-о?<text:span text:style-name="T8"> </text:span>Так это твой бар?</text:p>
      <text:p text:style-name="P52"><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52"><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8">– </text:span>У меня есть идея получше. <text:span text:style-name="T8">– </text:span>на свет показалась фляга Большого Макинтоша.</text:p>
      <text:p text:style-name="P52"><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8">– </text:span>Починил телегу. Только молчок про самогон, раз уж ты в курсе. <text:span text:style-name="T8">– </text:span>я разлил сидр по чашкам.</text:p>
      <text:p text:style-name="P52"><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8">–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8">– У </text:span>тебя такая смешная мордочка! <text:span text:style-name="T8">– </text:span>захихикали Пинки, покачиваясь. <text:span text:style-name="T8">– </text:span>Как будто ты <text:span text:style-name="T63">подкову </text:span>в <text:soft-page-break/>пироге обнаружил. Или Селестию в ванной.</text:p>
      <text:p text:style-name="P52">Это сравнение пробудило во мне полузабытое воспоминание.</text:p>
      <text:p text:style-name="P52"><text:span text:style-name="T8">– </text:span>Эммм... Скажи-ка мне, мой друг П-п-пинки... Легенда про фаэри <text:span text:style-name="T13">— </text:span><text:span text:style-name="T63">эт правда?</text:span></text:p>
      <text:p text:style-name="P52"><text:span text:style-name="T13">– </text:span><text:span text:style-name="T63">Какая из? Их много, вообще-то. Ик!</text:span></text:p>
      <text:p text:style-name="P52"><text:span text:style-name="T13">– </text:span><text:span text:style-name="T63">Про принцесс. Про то, что они фаэри, спустившиеся с неба во плоти, чтоб помогать пони управлять Эквестрией?</text:span></text:p>
      <text:p text:style-name="P52"><text:span text:style-name="T13">– </text:span><text:span text:style-name="T63">Макс, </text:span><text:span text:style-name="T13">– </text:span><text:span text:style-name="T63">захихикала Пинки, взъерошив копытами розовые кудряшки и попытавшись соорудить из них бороду, </text:span><text:span text:style-name="T13">– </text:span><text:span text:style-name="T6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13">– </text:span><text:span text:style-name="T63">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3">– </text:span><text:span text:style-name="T63">Ты что-о-о! Нельзя любить фаэри! Она похитит твоё сердце, и ты будешь искать её, пока не... </text:span><text:span text:style-name="T13">– </text:span><text:span text:style-name="T63">Пинки погрузилась в так и не съеденный салат «по-Кантерлотски» и захрапела.</text:span></text:p>
      <text:p text:style-name="P52"><text:span text:style-name="T13">– </text:span><text:span text:style-name="T63">Пока не умру?</text:span></text:p>
      <text:p text:style-name="P52"><text:span text:style-name="T13">– </text:span><text:span text:style-name="T63">Нет, глупенький, </text:span><text:span text:style-name="T13">– </text:span><text:span text:style-name="T63">пробулькала Пинки из миски. </text:span><text:span text:style-name="T13">– </text:span><text:span text:style-name="T63">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56"><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56"><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56"><text:span text:style-name="T8">– </text:span>У нас?</text:p>
      <text:p text:style-name="P56">Пинки молча поддела меня носом и буквально закинула на спину.</text:p>
      <text:p text:style-name="P56">Вся последующая дорога до моего дома была быстрой и мучительной. Я практически лежал на <text:soft-page-break/>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8">– </text:span>Стооой! <text:span text:style-name="T8">– </text:span>заорал я. <text:span text:style-name="T8">– </text:span>Выпрыгивай из бочки!!!</text:p>
      <text:p text:style-name="P56">Кобылка-пилот улыбнулась и постукала копытцем по шлему, показывая, что не слышит меня.</text:p>
      <text:p text:style-name="P56"><text:span text:style-name="T8">– </text:span>Выпрыгивааа... <text:span text:style-name="T8">–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8">– </text:span>Смотри, вот те и ответ на вопрос, куда деваются пони!</text:p>
      <text:p text:style-name="P56"><text:span text:style-name="T8">– </text:span>Где? <text:span text:style-name="T8">– </text:span>единорожка начала оглядываться.</text:p>
      <text:p text:style-name="P56"><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56"><text:span text:style-name="T8">– </text:span>И что? Я всё равно не пойму, куда пони деваются? И куда пропала Скуталу?</text:p>
      <text:p text:style-name="P56"><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60">***<text:line-break/></text:p>
      <text:p text:style-name="P5"><text:soft-page-break/>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Принцессы Селестии, Кантерлот, дворец.</text:p>
      <text:p text:style-name="P52"/>
      <text:p text:style-name="P81">Приветствую тебя, мой маленький человек!</text:p>
      <text:p text:style-name="P8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8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Разгадка экрана <text:span text:style-name="T8">— </text:span>ключ к разгадке тайны исчезновения пони.</text:p>
      <text:p text:style-name="P81"><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109">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8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8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8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8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81">Я сейчас писала сухим стилем моего советника по экономике, чтобы только сдержать себя в <text:soft-page-break/>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8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81">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8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8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81">«<text:span text:style-name="T8">P.S. Н</text:span>е гневите мироздание воровством! <text:span text:style-name="T30">Обмен рулит</text:span>!»</text:p>
      <text:p text:style-name="P8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81">До встречи, мой маленький человек! Крепко обнимаю <text:span text:style-name="T8">— </text:span>если ты уже не сердишься на меня <text:span text:style-name="T8">—</text:span> или просто кладу голову тебе на плечо в противном случае.</text:p>
      <text:p text:style-name="P81"/>
      <text:p text:style-name="P5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1"/>
      <text:p text:style-name="P51">P.S.P.S. <text:span text:style-name="T1">Я всё равно дождусь, когда ты перестанешь злиться!</text:span></text:p>
      <text:p text:style-name="P78"/>
      <text:h text:style-name="Heading_20_2" text:outline-level="2">13. Мэйнхэттен</text:h>
      <text:p text:style-name="P78"/>
      <text:p text:style-name="P56"><text:span text:style-name="T8">–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8">– </text:span>Не отсылается. Глюк какой-то.</text:p>
      <text:p text:style-name="P56">Я спрятал письмо в карман. Вот незадача! Тия, похоже, таки здорово невысыпалась в последнее <text:soft-page-break/>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56"><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56"><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60">***</text:p>
      <text:p text:style-name="P56"/>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8">– </text:span>Это неправильно! <text:span text:style-name="T8">– </text:span>заявила Рэйнбоу Дэш, отвернувшись от окна.</text:p>
      <text:p text:style-name="P56"><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56"><text:span text:style-name="T8">– </text:span>Да я не про то! <text:span text:style-name="T8">– </text:span>отмахнулась пегаска. <text:span text:style-name="T8">– </text:span>Посмотри на поле.</text:p>
      <text:p text:style-name="P56"><text:span text:style-name="T8">– </text:span>И что? Поле как поле.</text:p>
      <text:p text:style-name="P56"><text:span text:style-name="T8">– </text:span>Оно не убрано. <text:span text:style-name="T8">– </text:span>мрачно ответила Дэш. <text:span text:style-name="T8">– </text:span>Ужас, сколько кукурузы пропадает!</text:p>
      <text:p text:style-name="P56">Я присмотрелся получше и указал пегаске на очередной городок, проносящийся за окном.</text:p>
      <text:p text:style-name="P56"><text:span text:style-name="T8">– </text:span>У самого посёлка поля убраны. Наверняка дойдёт дело и до остальных.</text:p>
      <text:p text:style-name="P56"><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8">– </text:span>Спасибо, но от пинкиных плюшек у меня фланки округляются.</text:p>
      <text:p text:style-name="P56"><text:span text:style-name="T8">– </text:span>Да ладно тебе! От одной не округлятся.</text:p>
      <text:p text:style-name="P56"><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8"> </text:span>Как будто…</text:p>
      <text:p text:style-name="P56"><text:span text:style-name="T8">–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8">–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text:soft-page-break/>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8">– </text:span>Что за…?</text:p>
      <text:p text:style-name="P11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8">– </text:span>Леди и джентльпони! Просьба не паниковать! Поезд дальше не идёт: впереди провал! <text:span text:style-name="T8">– </text:span>крикнул проводник.</text:p>
      <text:p text:style-name="P56"><text:span text:style-name="T8">– </text:span>Какой ещё, в дышло, провал? Я проезжал тут два дня назад!</text:p>
      <text:p text:style-name="P56"><text:span text:style-name="T8">– </text:span>Безобразие! Верните мне деньги за билет!</text:p>
      <text:p text:style-name="P56"><text:span text:style-name="T8">– </text:span>Как вы смеете! Я опоздаю в порт! <text:s/><text:span text:style-name="T8">–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8">– </text:span>Дэш, нам надо на ту сторону.</text:p>
      <text:p text:style-name="P56"><text:span text:style-name="T8">– </text:span>Нет проблем. Я могу тебя перенести.</text:p>
      <text:p text:style-name="P56">Я с сомнением посмотрел на пегаску. Дэш в холке была мне по пояс.</text:p>
      <text:p text:style-name="P56"><text:span text:style-name="T8">–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56"><text:soft-page-break/>Мля.</text:p>
      <text:p text:style-name="P56"><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text:p>
      <text:p text:style-name="P56"><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8">– </text:span>Я чувствую, что только что упустил отличную возможность отлить на вселенную!</text:p>
      <text:p text:style-name="P56"/>
      <text:p text:style-name="P60">***</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8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1">Принцесса Селестия Эквестрийская» </text:span><text:span text:style-name="T46">– </text:span><text:span text:style-name="T50">прочитал охранник, близоруко щурясь.</text:span></text:p>
      <text:p text:style-name="P56"><text:span text:style-name="T8">– </text:span>Удостоверение личности предъявлять? <text:span text:style-name="T8">– </text:span>осведомился я.</text:p>
      <text:p text:style-name="P56"><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56">Дэш, ни слова не говоря, прислонила ухо к двери.</text:p>
      <text:p text:style-name="P56"><text:span text:style-name="T8">– </text:span>Будешь смеяться, но именно этим он и занят. Вызывает полицию по телефону. <text:span text:style-name="T8">– </text:span>сообщила пегаска.</text:p>
      <text:p text:style-name="P56"><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8">– </text:span>Сколько у нас времени?</text:p>
      <text:p text:style-name="P56">Дэш почесала в затылке.</text:p>
      <text:p text:style-name="P56"><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8">– </text:span>Тогда давай сначала обыщем контору. Если уж полиция всё равно едет сюда, так пусть у них хотя бы будет повод!</text:p>
      <text:p text:style-name="P56"/>
      <text:p text:style-name="P60">***</text:p>
      <text:p text:style-name="P56"/>
      <text:p text:style-name="P56"><text:soft-page-break/>Разумеется, полиция приехала, как только мы обнаружили эти чёртовы резонаторы — иначе ж и быть не могло!</text:p>
      <text:p text:style-name="P56">…</text:p>
      <text:p text:style-name="P56">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22">вайлайт в Понивилле, услышав про портативный ускоритель, захочет его получить. Макс смутится</text:span><text:span text:style-name="T8">&gt;</text:span></text:p>
      <text:p text:style-name="P56">Снаружи послышался вой сирены и цокот множества копыт.</text:p>
      <text:p text:style-name="P56"><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8">– </text:span>Это твои двадцать минут? <text:span text:style-name="T8">– </text:span>возмутился я. <text:span text:style-name="T8">– </text:span>Да ещё и десяти не прошло!</text:p>
      <text:p text:style-name="P56">Дэш вымучено скривилась.</text:p>
      <text:p text:style-name="P56"><text:span text:style-name="T8">– </text:span>Человек Макс, здание окружено! Мы знаем, что ты внутри! Выходи добровольно, или будешь взят силой!</text:p>
      <text:p text:style-name="P56">Я разбил топором стеклянные дверцы прибора и вытащил рубины.</text:p>
      <text:p text:style-name="P56"><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8">– </text:span>Ну уж фигушки. Я тебя тут не оставлю.</text:p>
      <text:p text:style-name="P56"><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8">– </text:span>Ты не понимаешь! <text:span text:style-name="T8">– </text:span>упрямо мотнула головой пегаска. <text:span text:style-name="T8">–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8">– </text:span>Быстро за мной! <text:span text:style-name="T8">–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8">– Ю-</text:span>хууу<text:span text:style-name="T8">!!!</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8">–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56"><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8">– </text:span>Макс, подвинься!</text:p>
      <text:p text:style-name="P56">Пегаска оттеснила меня крупом и повернулась к двери задом.</text:p>
      <text:p text:style-name="P56"><text:span text:style-name="T8">–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8">– </text:span>Ты чего на меня так уставился? <text:span text:style-name="T8">– </text:span>подозрительно спросила пегаска.</text:p>
      <text:p text:style-name="P56"><text:span text:style-name="T8">– </text:span>Да так… Не ожидал, что ты такая…</text:p>
      <text:p text:style-name="P56"><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pan text:style-name="T8">– </text:span>Ты! Не! По! Нял! Те! Бе! Не! Льзя! Тут! Ос! Та! ВАТЬСЯ!!! <text:span text:style-name="T8">–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pan text:style-name="T8">– </text:span>Ты чего делаешь??!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6">Некоторое время было тихо. Потом хлопнули ставни и чей-то сонный голос недовольно пробормотал:</text:p>
      <text:p text:style-name="P56"><text:soft-page-break/><text:span text:style-name="T8">–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8">–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8">– </text:span>Так-так, посмотрим, что тут у нас. Ага. Гм. Это наверняка тот монстр-человек, о котором писали в газетах. Занятно.</text:p>
      <text:p text:style-name="P56">Я крутился в телекинетическом поле перед единорожкой как некий диковиный экспонат шоу уродцев.</text:p>
      <text:p text:style-name="P56"><text:span text:style-name="T8">– </text:span>А это у нас кто? Гмм. Пегаска. Вот так раз! Рэйнбоу Дэш! Какими судьбами?</text:p>
      <text:p text:style-name="P56"><text:span text:style-name="T8">– </text:span>ТРИКСИ! <text:span text:style-name="T8">– <text:s/></text:span>фейсхуфнула Дэш. <text:span text:style-name="T8">– </text:span>Во имя Селестии, ЧТО ты тут делаешь?!!</text:p>
      <text:p text:style-name="P56"><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57"><text:span text:style-name="T65">Т</text:span>ак как дипломатические таланты пегаски оставляли желать лучшего, <text:span text:style-name="T65">я</text:span> решил взять переговоры в свои руки.</text:p>
      <text:p text:style-name="P56"><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56"><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56"><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56">Пегаска задумалась. Она <text:span text:style-name="T66">обернулась</text:span> на меня и мрачно спросила:</text:p>
      <text:p text:style-name="P56"><text:span text:style-name="T8">– </text:span>Ей ведь нельзя <text:span text:style-name="T67">рассказывать</text:span>, да?</text:p>
      <text:p text:style-name="P56"><text:span text:style-name="T8">– </text:span>Нельзя. <text:span text:style-name="T8">– </text:span>подтвердил я. <text:span text:style-name="T8">– </text:span>Селестия запретила. Может возникнуть паника и всё такое.</text:p>
      <text:p text:style-name="P61">Дэш кивнула, закрыла глаза и схватилась за голову, как бы готовясь сказать нечто невыносимое. Потом она произнесла <text:span text:style-name="T74">напряжённым, </text:span><text:s/>неестественно тонким голосом:</text:p>
      <text:p text:style-name="P58"><text:span text:style-name="T8">– </text:span><text:span text:style-name="T66">Трикси. Если ты нас не выдашь, я готова выступать. В твоих представлениях. Кем угодно. Целый месяц! После сопровождения Макса в Понивилль…</text:span></text:p>
      <text:p text:style-name="P59"><text:span text:style-name="T8">– </text:span><text:span text:style-name="T68">ОГО!</text:span></text:p>
      <text:p text:style-name="P65">Единорожка <text:span text:style-name="T70">аж </text:span>уселась на крыльцо от удивления.</text:p>
      <text:p text:style-name="P62"><text:span text:style-name="T8">– </text:span><text:span text:style-name="T69">Представлем себе, ЧТО вы скрываете, если пегаска готова на ТАКОЕ! Признаюсь, вам удалось нас заинтересовать!</text:span></text:p>
      <text:p text:style-name="P66">Единорожка в задумчивости стала ходить по веранде туда-сюда, разговаривая сама с собой.</text:p>
      <text:p text:style-name="P62"><text:span text:style-name="T8">– </text:span><text:span text:style-name="T69">Если в этом участвует САМА Селестия, Великой и Могущественной Трикси ТЕМ БОЛЕЕ надо в </text:span><text:soft-page-break/><text:span text:style-name="T69">этом участвовать! Нам просто необходимо во всём разобраться и внести свой РЕШАЮЩИЙ вклад в дело! Решено!!!</text:span></text:p>
      <text:p text:style-name="P67">Единорожка встала на задние ноги и захлопала в копыта. После чего она метнулась в дом, <text:span text:style-name="T73">по</text:span>тянув нас <text:span text:style-name="T73">за собой</text:span>.</text:p>
      <text:p text:style-name="P68">В небольшой комнатке напротив камина стоял диван. <text:span text:style-name="T87">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span></text:p>
      <text:p text:style-name="P69">Единорожка улеглась на диване. <text:span text:style-name="T71">Мы с Дэш </text:span>шмякнулись на ковёр.</text:p>
      <text:p text:style-name="P63"><text:span text:style-name="T8">– </text:span><text:span text:style-name="T72">Мы приняли решение не выдавать вас полиции в обмен на то, что вы расскажете нам о вашей секретной миссии!</text:span></text:p>
      <text:p text:style-name="P64"><text:span text:style-name="T8">– </text:span><text:span text:style-name="T75">Не пойдёт! </text:span><text:span text:style-name="T8">– </text:span><text:span text:style-name="T75">заявил я. </text:span><text:span text:style-name="T8">– </text:span><text:span text:style-name="T75">Я уже сказал, что это тайна. Мне добавить нечего.</text:span></text:p>
      <text:p text:style-name="P64"><text:span text:style-name="T8">– </text:span><text:span text:style-name="T75">Да неужели? </text:span><text:span text:style-name="T8">– </text:span><text:span text:style-name="T75">захлопала ресницами Трикси. </text:span><text:span text:style-name="T8">– </text:span><text:span text:style-name="T75">Ты хорошо подумал?</text:span></text:p>
      <text:p text:style-name="P71">Окно <text:s/>комнаты распахнулось. <text:span text:style-name="T79">В комнату ворвался</text:span> вой сирены. Несколько полицейских <text:span text:style-name="T78">фургонов </text:span>промчались мимо.</text:p>
      <text:p text:style-name="P70">Вот чёрт!!!</text:p>
      <text:p text:style-name="P70">…</text:p>
      <text:p text:style-name="P150"/>
      <text:p text:style-name="P74"><text:span text:style-name="T14">– </text:span>Так вот, <text:span text:style-name="T76">почему в последнее время представления были такими изматывающими! Утечка магии не может не волновать нас! </text:span><text:span text:style-name="T14">– </text:span><text:span text:style-name="T77">единорожка задумалась. </text:span><text:span text:style-name="T14">– </text:span><text:span text:style-name="T80">Но твой рассказ не объясняет нам, куда исчезла принцесса Селестия!</text:span></text:p>
      <text:p text:style-name="P73"><text:span text:style-name="T14">– </text:span><text:span text:style-name="T77">Так вот почему я не могу нести тебя! </text:span><text:span text:style-name="T14">– </text:span><text:span text:style-name="T77">вторила ей пегаска. </text:span><text:span text:style-name="T14">– </text:span><text:span text:style-name="T77">Я была готова сквозь землю провалиться от стыда! Мне хотелось отвесить самой себе приличный пинок! Значит, пегасы скоро перестанут летать? Фигово!</text:span></text:p>
      <text:p text:style-name="P75"><text:span text:style-name="T14">– </text:span><text:span text:style-name="T81">Стой! Что ты там сказала о Селестии?</text:span></text:p>
      <text:p text:style-name="P76">Трикси молча левитировала мне газет<text:span text:style-name="T84">ы</text:span> с трюмо.</text:p>
      <text:p text:style-name="P76">Ф<text:span text:style-name="T83">ак</text:span>! Фак-фак-фак!!!</text:p>
      <text:p text:style-name="P152">«<text:span text:style-name="T30">Исчезновение дневной главы диархии: Эквестрия в панике!</text:span>» <text:span text:style-name="T84">(статья двухдневной давности).</text:span></text:p>
      <text:p text:style-name="P152">«<text:span text:style-name="T31">Принцесса Селестия исчезла </text:span><text:span text:style-name="T35">вчера</text:span><text:span text:style-name="T31"> утром! Придворный церемонимейстер, мисс Кози, обнаружила лишь смятую простыню в постели!</text:span>» <text:span text:style-name="T84">(вчерашняя статья).</text:span></text:p>
      <text:p text:style-name="P77">«<text:span text:style-name="T30">Шокирующие подробности от молодых понивилльцев проливают свет на возможную причину исчезновения нашей обожаемой принцессы! </text:span><text:span text:style-name="T31">НЕУЖЕЛИ???</text:span>» <text:span text:style-name="T82">(На фотографии под статьёй </text:span>Эпплблум <text:span text:style-name="T82">огрызается в объектив</text:span>. <text:span text:style-name="T82">Подпись к фотографии гласит: «Д</text:span><text:span text:style-name="T30">а отстаньте </text:span><text:span text:style-name="T37">же </text:span><text:span text:style-name="T30">вы от меня! </text:span><text:span text:style-name="T31">О</text:span><text:span text:style-name="T30">н сказал, что ест пони, но я этого НЕ ВИДЕЛА!!!</text:span>»).</text:p>
      <text:p text:style-name="P72">«<text:span text:style-name="T33">Чужестранец-ч</text:span><text:span text:style-name="T32">еловек, ввергший ранее нашу принцессу в </text:span><text:span text:style-name="T37">глубокую </text:span><text:span text:style-name="T32">депрессию, подозревается в её исчезновении!!! </text:span><text:span text:style-name="T34">В</text:span><text:span text:style-name="T33"> его поиска</text:span><text:span text:style-name="T34">х</text:span><text:span text:style-name="T33"> </text:span><text:span text:style-name="T34">участвуют</text:span><text:span text:style-name="T33"> кантерлотские дневная и ночная стражи, национальная гвардия и Вондерболты!</text:span>»</text:p>
      <text:p text:style-name="P72">«<text:span text:style-name="T36">Принцесса Луна в ярости! Ночная глава диархии высказалась о произошедшем: «Я так и знала, что не стоит распинаться перед этим ничтожеством! </text:span><text:span text:style-name="T37">Если бы моя сестра меня хоть изредка слушалась...</text:span>»»</text:p>
      <text:p text:style-name="P153">Блядь!!! Приехали!</text:p>
      <text:p text:style-name="P50"/>
      <text:p text:style-name="P50"/>
      <text:p text:style-name="P123"><text:span text:style-name="T8"><text:s/>&lt;</text:span><text:span text:style-name="T27"> - </text:span><text:span text:style-name="T22">Я не могу быть вашим спасителем! Я намного хуже и испорченнее вас!</text:span><text:span text:style-name="T8">&gt;</text:span></text:p>
      <text:p text:style-name="P56"><text:soft-page-break/></text:p>
      <text:p text:style-name="P50">&lt;<text:span text:style-name="T23">Главы с Максом и Дэш — в стиле «Криминального чтива»</text:span>&gt;</text:p>
      <text:p text:style-name="P56"/>
      <text:p text:style-name="P50"/>
      <text:p text:style-name="P1"><text:span text:style-name="T46">&lt;</text:span><text:span text:style-name="T41">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3">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39"/>
      <text:p text:style-name="P39">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9"/>
      <text:p text:style-name="P40">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0"/>
      <text:p text:style-name="P40">- Сестра <text:s/>всегда норовила спихнуть тяжёлую задачу на кого-нибудь другого!</text:p>
      <text:p text:style-name="P40">- А также совместить приятное с полезным. - заметил я.</text:p>
      <text:p text:style-name="P40">Луна бросила на меня тяжёлый взгляд.</text:p>
      <text:p text:style-name="P40">-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0">- Тогда зачем она..?</text:p>
      <text:p text:style-name="P40">-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0">Меня как будто окатило ледяным душем. Не любовь и даже не дружба. Просто плата за услугу… Даже не дружба...</text:p>
      <text:p text:style-name="P40">- А другие? Они тоже… давали мне потому, что считали меня последним шансом?</text:p>
      <text:p text:style-name="P40">- Другие? Кто ещё?<text:span text:style-name="T9"> </text:span><text:span text:style-name="T58">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6"/>
      <text:p text:style-name="P46"/>
      <text:p text:style-name="P35">- <text:span text:style-name="T1">Дэш, ты действительно самая крутая! Тебе пришлось пережить даже смерть!</text:span></text:p>
      <text:p text:style-name="P37"><text:soft-page-break/>- Верно, что ль? Офигеть!</text:p>
      <text:p text:style-name="P46"/>
      <text:p text:style-name="P40"/>
      <text:p text:style-name="P40">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9"/>
      <text:p text:style-name="P39"/>
      <text:p text:style-name="P39"/>
      <text:p text:style-name="P1"><text:span text:style-name="T23">В Понивилле</text:span><text:span text:style-name="T22"> — эксперимент с Воплощением Индрэ на </text:span><text:span text:style-name="T23">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2">. </text:span><text:span text:style-name="T23">Макс видит дерево реальностей Эквестрии и в своём сне-прошлом в</text:span><text:span text:style-name="T22">идит Селестию в очереди на вылет - </text:span><text:span text:style-name="T23">и в</text:span><text:span text:style-name="T22">идит, куда ведёт чёрный экран </text:span><text:span text:style-name="T23">(в мир людей)</text:span><text:span text:style-name="T22">. </text:span><text:span text:style-name="T23">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2">).</text:span><text:span text:style-name="T25">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6">- <text:span text:style-name="T1">Ты же говорил, у нас нет магии?</text:span></text:p>
      <text:p text:style-name="P52">- Нет. Но что я, по-твоему, делал за тысячи лет заточения в статуе? Да я столько магии накопил, что могу вывернуть это мирок пару раз наизнанку!</text:p>
      <text:p text:style-name="P52">- Но тогда ты мог бы захватить власть в Эквестрии?</text:p>
      <text:p text:style-name="P52">- Мог бы. Но… Зачем? За эти годы я многое переосмыслил и понял: властвовать чертовски скучно! Куда интереснее строить козни изподтишка...</text:p>
      <text:p text:style-name="P46"/>
      <text:p text:style-name="P31"><text:soft-page-break/><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6">&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6"><text:span text:style-name="T23">- В законе не указана конкретный соправитель Диархии!</text:span>&gt;</text:p>
      <text:p text:style-name="P46"/>
      <text:p text:style-name="P46">&lt;<text:span text:style-name="T23">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6"/>
      <text:p text:style-name="P37"/>
      <text:p text:style-name="P46"/>
      <text:p text:style-name="P52">Но реальная Эквестрия здорово отличалась от сериальной. </text:p>
      <text:p text:style-name="P52"/>
      <text:p text:style-name="P52"/>
      <text:p text:style-name="P2"><text:span text:style-name="T8">–</text:span> Заклинания Свирла Бородатого обычно срабатывают без ошибок.</text:p>
      <text:p text:style-name="P2"><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text:span text:style-name="T2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22">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15"><text:soft-page-break/></text:p>
      <text:p text:style-name="P2"><text:span text:style-name="T8">–</text:span> Да, печально получилось <text:span text:style-name="T8">&lt;</text:span><text:span text:style-name="T23">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Свирла?</text:p>
      <text:p text:style-name="P2"><text:span text:style-name="T8">–</text:span> Нет. Собрание столь сильных магов запомнилось бы.</text:p>
      <text:p text:style-name="P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pan text:style-name="T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8">–</text:span> Ого! У нас есть поклонники! Интересно было бы поговорить об этом с твоим другом.</text:p>
      <text:p text:style-name="P2"><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52"/>
      <text:p text:style-name="P52"/>
      <text:p text:style-name="P52"/>
      <text:p text:style-name="P52"/>
      <text:p text:style-name="P52"/>
      <text:p text:style-name="P2">Я помолчал, собираясь с мыслями. Мысли собирались туго, но самое тупое решение мне пришло в <text:soft-page-break/>голову ещё в Кантерлоте.</text:p>
      <text:p text:style-name="P2"><text:span text:style-name="T8">–</text:span> Я помню, ваша магия Элементов Гармонии обладает большой силой.</text:p>
      <text:p text:style-name="P2"><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8">–</text:span> Для восстановления гармонии, говришь, <text:span text:style-name="T8">–</text:span> я почесал затылок.</text:p>
      <text:p text:style-name="P2"><text:span text:style-name="T8">–</text:span> Ну да, это так. Большие возмущения гармонии можно исправить только с помощью… Ой!..</text:p>
      <text:p text:style-name="P2"><text:span text:style-name="T8">–</text:span> Угу, вот именно. Сейчас имеем “большое возмущение гармонии”.</text:p>
      <text:p text:style-name="P2">Твайлайт прижала копыта к вискам.</text:p>
      <text:p text:style-name="P15"/>
      <text:p text:style-name="P2"><text:span text:style-name="T8">–</text:span> Ты не понимаешь… Я сейчас расскажу.</text:p>
      <text:p text:style-name="P2"/>
      <text:p text:style-name="P2"/>
      <text:p text:style-name="P2"/>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7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79">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9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text:soft-page-break/>относительное затишье — там никогда не регулировалась погода.</text:p>
      <text:p text:style-name="Text_20_body"><text:span text:style-name="T8">&lt;</text:span><text:span text:style-name="T23">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9">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52"/>
      <text:h text:style-name="P163"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8">&lt;</text:span><text:span text:style-name="T22">Влад рассказывает Максу о своём сне </text:span><text:span text:style-name="T27">—</text:span><text:span text:style-name="T22"> как он был поняхой, а потом проснулся в мире Терры</text:span><text:span text:style-name="T8">&gt;</text:span></text:p>
      <text:p text:style-name="P2"/>
      <text:p text:style-name="P2"/>
      <text:p text:style-name="P4">***</text:p>
      <text:p text:style-name="P15"/>
      <text:p text:style-name="P14"><text:soft-page-break/></text:p>
      <text:p text:style-name="P15"><text:span text:style-name="T52">&lt;</text:span><text:span text:style-name="T26">самолёт в эквестрию проваливается во время </text:span><text:span text:style-name="T2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9">&gt;</text:span></text:p>
      <text:p text:style-name="P49">&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53">&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3"/>
      <text:p text:style-name="P2"><text:span text:style-name="T8">–</text:span> Ты могла бы нести меня телекинезом. Я, после того, как узнал о ваших способностях, удивлялся, почему ты этого не сделала?</text:p>
      <text:p text:style-name="P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32"><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2"/>
      <text:p text:style-name="P2"><text:span text:style-name="T8">–</text:span> А дальше всё было хуже, намного хуже...</text:p>
      <text:p text:style-name="P2"/>
      <text:p text:style-name="P1"/>
      <text:p text:style-name="P2"/>
      <text:p text:style-name="P4">***</text:p>
      <text:p text:style-name="P15"/>
      <text:p text:style-name="P2"><text:span text:style-name="T8">&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15"/>
      <text:h text:style-name="P163"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text:soft-page-break/>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21">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4"><text:soft-page-break/>***</text:p>
      <text:p text:style-name="P2"><text:span text:style-name="T8">&lt;</text:span><text:span text:style-name="T23">Добавить кокатрикса, мантикору и древесных волков. Тентаклианы переименовать в пландерсиды</text:span><text:span text:style-name="T8">&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8">&lt;</text:span><text:span text:style-name="T22">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8">–</text:span> ...тут была засада <text:span text:style-name="T8">–</text:span> договорил Калрус, удивлённо уставившись на <text:s/>очередной колючий шар, <text:soft-page-break/>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4">***</text:p>
      <text:p text:style-name="P2"><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22">???</text:span><text:span text:style-name="T8">&gt;</text:span></text:p>
      <text:p text:style-name="P2">Луна обошла Кимеринна. </text:p>
      <text:p text:style-name="P2"><text:span text:style-name="T8">–</text:span> У вас рассечен бок. И колотая рана на шее.</text:p>
      <text:p text:style-name="P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pan text:style-name="T8">–</text:span> Луна, мой дорогой. Для тебя <text:span text:style-name="T8">—</text:span> Луна…</text:p>
      <text:p text:style-name="P2">...</text:p>
      <text:p text:style-name="P2"/>
      <text:h text:style-name="P163" text:outline-level="2">Рейд пони-рэйнджеров-2 (<text:span text:style-name="T2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text:soft-page-break/>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8">&lt;</text:span><text:span text:style-name="T22">гидрорысью</text:span><text:span text:style-name="T8">&gt;</text:span> и нападением <text:span text:style-name="T8">&lt;</text:span><text:span text:style-name="T22">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22">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oft-page-break/><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8">– </text:span>Схватил бы за крыло <text:span text:style-name="T8">—</text:span> я бы не вырвался.</text:p>
      <text:p text:style-name="P2">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oft-page-break/><text:span text:style-name="T8">–</text:span> Силк, не волнуйся, если будет опасно, мы сразу же повернём. (И пойдём другой дорогой <text:span text:style-name="T8">—</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63"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8">&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2"><text:span text:style-name="T8">&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2"/>
      <text:p text:style-name="P2"/>
      <text:p text:style-name="P2"/>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text:soft-page-break/>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08"/>
      <text:p text:style-name="P53">Она вытянула шею и начала по очереди сгибать-разгибать ноги, разминая суставы.</text:p>
      <text:p text:style-name="P53"><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63" text:outline-level="2">В библиотеке замка Селестии</text:h>
      <text:p text:style-name="P115"/>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8">&lt;</text:span><text:span text:style-name="T22">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22">название библиотеки</text:span><text:span text:style-name="T8">&gt;</text:span>, пытаясь найти хоть какую-нибудь зацепку. Но всё <text:soft-page-break/>тщётно.</text:p>
      <text:p text:style-name="P2">Если верить заклинанию, я <text:span text:style-name="T8">—</text:span> внешняя сила, и если меня хорошо попросить <text:span text:style-name="T8">&lt;</text:span><text:span text:style-name="T22">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63" text:outline-level="2">Понивилль</text:h>
      <text:p text:style-name="P2"/>
      <text:h text:style-name="P163"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text:soft-page-break/>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text:soft-page-break/>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91"/>
      <text:h text:style-name="P163" text:outline-level="2">Первый сеанс двойного сна. Рэрити</text:h>
      <text:p text:style-name="P2"/>
      <text:p text:style-name="P2"><text:span text:style-name="T8">&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2">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oft-page-break/><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63" text:outline-level="2">Сон Макса</text:h>
      <text:p text:style-name="P115"/>
      <text:p text:style-name="P2"><text:span text:style-name="T8">&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7">–</text:span><text:span text:style-name="T22"> Готова, </text:span><text:span text:style-name="T27">–</text:span><text:span text:style-name="T22"> процедила она.</text:span><text:span text:style-name="T8">&gt;</text:span></text:p>
      <text:p text:style-name="P4">***</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oft-page-break/><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63"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oft-page-break/><text:span text:style-name="T8">–</text:span> А какой у тебя был образ жизни?</text:p>
      <text:p text:style-name="P2"><text:span text:style-name="T8">–</text:span> В основном, <text:span text:style-name="T1">э</text:span>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8">&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2"/>
      <text:h text:style-name="P163"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22">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oft-page-break/><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22">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pan text:style-name="T8">–</text:span> Ты про руки, что ли? Смогу. А зачем?</text:p>
      <text:p text:style-name="P2"><text:span text:style-name="T8">–</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text:soft-page-break/>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8">&lt;</text:span><text:span text:style-name="T22">Дэш расплачивается за Макса в кафе. Когда тот спрашивает, почему она и Пинки платят за него, Дэш, вместо ответа, говорит:</text:span></text:p>
      <text:p text:style-name="P2"><text:span text:style-name="T27">–</text:span><text:span text:style-name="T22"> Пинки? </text:span><text:span text:style-name="T27">–</text:span><text:span text:style-name="T22"> Дэш сморщила нос. </text:span><text:span text:style-name="T27">–</text:span><text:span text:style-name="T22"> Я скажу ей, чтоб больше не </text:span><text:span text:style-name="T27">платила.</text:span><text:span text:style-name="T8">&gt;</text:span></text:p>
      <text:p text:style-name="P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22">В Кантерлоте Макс присутствует на церемонии прощания с Кимеринном</text:span><text:span text:style-name="T8">&gt;</text:span></text:p>
      <text:p text:style-name="P2">Пока я это говорил, пегаска и впрямь стала расслабляться, и в конце речи уже сама, зажмурив глаза, <text:soft-page-break/>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pan text:style-name="T8">–</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pan text:style-name="T8">–</text:span> Ну и?</text:p>
      <text:p text:style-name="P2"><text:soft-page-break/><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7">zxcbzxcvb</text:span><text:span text:style-name="T8">&gt;</text:span>.</text:p>
      <text:p text:style-name="P2">Я не ответил.</text:p>
      <text:p text:style-name="P2">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pan text:style-name="T8">–</text:span> А я хочу брать! Какой ты всё-таки… <text:span text:style-name="T8">–</text:span> Дэш встала, потянувшись сначала передней половиной, потом задней.</text:p>
      <text:p text:style-name="P2"><text:soft-page-break/><text:span text:style-name="T8">–</text:span> Какой?</text:p>
      <text:p text:style-name="P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pan text:style-name="T8">–</text:span> А что это за дикие единороги?</text:p>
      <text:p text:style-name="P2"><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pan text:style-name="T8">–</text:span> Что ж, спасибо, что просветила. Однако…</text:p>
      <text:p text:style-name="P2"><text:span text:style-name="T8">–</text:span> Что?</text:p>
      <text:p text:style-name="P2"><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text:soft-page-break/>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pan text:style-name="T8">&lt;</text:span><text:span text:style-name="T22">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
      <text:p text:style-name="P115"/>
      <text:p text:style-name="P115"/>
      <text:p text:style-name="P115"/>
      <text:p text:style-name="P115"/>
      <text:p text:style-name="P2"><text:soft-page-break/><text:span text:style-name="T8">&lt;</text:span><text:span text:style-name="T22">Подходя к замку Принцесс, Дэш рассказывает Максу обо сне, который она утаила - с Леро.</text:span><text:span text:style-name="T8">&gt;</text:span> </text:p>
      <text:p text:style-name="P2"><text:span text:style-name="T8">&lt;</text:span><text:span text:style-name="T22">Кто следующий готов рассказывать?</text:span></text:p>
      <text:p text:style-name="P32">Пинки дёрнулась на месте, но промолчала.</text:p>
      <text:p text:style-name="P2"><text:span text:style-name="T27">–</text:span><text:span text:style-name="T22"> Я расскажу, - шагнула вперёд радужная пегаска. </text:span><text:span text:style-name="T27">–</text:span><text:span text:style-name="T22"> Хотя вряд ли ты узнаешь что-то полезное. Там галиматья какая-то…</text:span><text:span text:style-name="T8">&gt;</text:span></text:p>
      <text:p text:style-name="P2"><text:span text:style-name="T8">&lt;</text:span><text:span text:style-name="T22">После рассказа РД рассказывает Пинки. При расказе становится ясно её безумие </text:span><text:span text:style-name="T27">—</text:span><text:span text:style-name="T22"> она становится Пинкаминой из-за её сна </text:span><text:span text:style-name="T27">—</text:span><text:span text:style-name="T22"> “Кексиков”. Также она видит во сне центр Эгрегора Эквестрии </text:span><text:span text:style-name="T27">—</text:span><text:span text:style-name="T22"> Селестию. И она видит, как Селестия превращается в набор цифр и уходит в экран </text:span><text:span text:style-name="T27">—</text:span><text:span text:style-name="T22"> в мир Терры.</text:span></text:p>
      <text:p text:style-name="P32">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2">В мире Терры они ищут Селестию. В конце-концов Макс находит её в кибермозге </text:span><text:span text:style-name="T27">—</text:span><text:span text:style-name="T2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7">—</text:span><text:span text:style-name="T22"> Эгрегором Эквестрии. После чего пееренос на Землю на 10 лет назад. Начало написания “Последнего фанфика”.</text:span><text:span text:style-name="T8">&gt;</text:span></text:p>
      <text:p text:style-name="P15"/>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
      <text:h text:style-name="P163" text:outline-level="2"/>
      <text:p text:style-name="P4">***</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pan text:style-name="T8">–</text:span> Что такое “рекурсивный сон”?</text:p>
      <text:p text:style-name="P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
      <text:h text:style-name="P163"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pan text:style-name="T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8">&lt;</text:span><text:span text:style-name="T23">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oft-page-break/><text:span text:style-name="T8">–</text:span> Ну хорошо, а кто вами правит? Аликорн? Драконикус? Какой-нибудь человек с рогом во лбу? Или у 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3">изменить причину удивления</text:span><text:span text:style-name="T8">&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pan text:style-name="T8">–</text:span> Приложу все усилия, Ваше Высочество. Но мне понадобится провести некоторое время в библиотеке Кантерлота.</text:p>
      <text:p text:style-name="P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63" text:outline-level="2">Поиск решения</text:h>
      <text:p text:style-name="P115"/>
      <text:p text:style-name="P2"><text:span text:style-name="T8">–</text:span> Она сидит там уже четвёртый день! На ней мордочки нет! И глаза круглые, что твои тарелки, - <text:soft-page-break/>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3">Луна приносит в жертву свою кровь, чтобы путешествие к замку прошло без потерь. Жертва не принимается — Дэш погибает</text:span>&gt;</text:p>
      <text:p text:style-name="P2"><text:span text:style-name="T8">&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15"/>
      <text:p text:style-name="P2"><text:span text:style-name="T8">&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text:span><text:soft-page-break/><text:span text:style-name="T22">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2"> Луна создаёт обратный коридор в срок.</text:span><text:span text:style-name="T8">&gt;</text:span></text:p>
      <text:p text:style-name="P2"/>
      <text:h text:style-name="P163"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8">—</text:span> виднелось под листвой плюща.</text:p>
      <text:p text:style-name="P2">“Откуда здесь взялся рухнувший Боинг?” <text:span text:style-name="T8">&lt;</text:span><text:span text:style-name="T23">Дуглас </text:span><text:span text:style-name="T27">—</text:span><text:span text:style-name="T23"> </text:span><text:span text:style-name="T27">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text:soft-page-break/>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8">&lt;</text:span><text:span text:style-name="T22">высоко летать нельзя из-за молний</text:span><text:span text:style-name="T8">&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text:soft-page-break/>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22">двухмесячной</text:span><text:span text:style-name="T8">&gt;</text:span> давности осталось лишь направление движения.</text:p>
      <text:p text:style-name="P2">И опять, как <text:span text:style-name="T8">&lt;</text:span><text:span text:style-name="T22">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text:soft-page-break/>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text:soft-page-break/>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22">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22">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text:soft-page-break/>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2"/>
      <text:h text:style-name="P163"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text:soft-page-break/>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22">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63"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text:soft-page-break/>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pan text:style-name="T8">&lt;\</text:span>Привет, Макс. Рад тебя видеть.</text:p>
      <text:p text:style-name="P23">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pan text:style-name="T8">&lt;\</text:span>...</text:p>
      <text:p text:style-name="P2"><text:span text:style-name="T8">&lt;\</text:span>...</text:p>
      <text:p text:style-name="P2"><text:span text:style-name="T8">&lt;\</text:span>Решение:</text:p>
      <text:p text:style-name="P2"><text:span text:style-name="T8">&lt;\&lt;</text:span><text:span text:style-name="T22">Не следует противопоставлять злу ещё большее зло - это только усилит его — </text:span><text:span text:style-name="T23">кодовая фраза</text:span><text:span text:style-name="T2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text:soft-page-break/>–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text:soft-page-break/>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22">трёх</text:span><text:span text:style-name="T8">&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text:soft-page-break/>–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8">&lt;</text:span><text:span text:style-name="T22">три месяца</text:span><text:span text:style-name="T8">&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8">&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63" text:outline-level="2">Безнадёжность</text:h>
      <text:p text:style-name="P15">&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22">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22">расширить</text:span><text:span text:style-name="T8">&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22">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22">пять</text:span><text:span text:style-name="T8">&gt;</text:span>длинную прореху в куртке, <text:span text:style-name="T8">&lt;</text:span><text:span text:style-name="T22">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22">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text:soft-page-break/>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8">&lt;</text:span><text:span text:style-name="T22">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22">уменьшить подозрения — о них должен догадаться Макс</text:span><text:span text:style-name="T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text:soft-page-break/>–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22">улучшить</text:span><text:span text:style-name="T8">&gt;</text:span>. А тот случай, когда мне пришлось зашивать тебе куртку после нападения убийц <text:span text:style-name="T8">&lt;</text:span><text:span text:style-name="T22">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63" text:outline-level="2">След?</text:h>
      <text:p text:style-name="P115"/>
      <text:p text:style-name="P2"><text:span text:style-name="T8">&lt;</text:span><text:span text:style-name="T22">сначала эпизод - проверка сумки в серверной</text:span><text:span text:style-name="T8">&gt;</text:span></text:p>
      <text:p text:style-name="P2"><text:span text:style-name="T8">&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8">&lt;</text:span><text:span text:style-name="T22">“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text:soft-page-break/>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8">&lt;</text:span><text:span text:style-name="T22">расширить. Перед кафешкой - диалог с Флатти и ЭйДжей. Все думают, что наконец-то нашли Селестию. Все ликуют</text:span><text:span text:style-name="T8">&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8">&lt;</text:span><text:span text:style-name="T22">Расширить сцену в кафе. Ожидание, подьём и… падение ожиданий</text:span><text:span text:style-name="T8">&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text:soft-page-break/>–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8">&lt;</text:span><text:span text:style-name="T22">упомянуть болезнь Флатти в соответствующем разделе</text:span><text:span text:style-name="T8">&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text:soft-page-break/>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63" text:outline-level="2">Озарение</text:h>
      <text:p text:style-name="P2"/>
      <text:p text:style-name="P2"><text:span text:style-name="T8">&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97"/>
      <text:p text:style-name="P9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7"/>
      <text:p text:style-name="P93">Разговор не клеился.</text:p>
      <text:p text:style-name="P9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7"><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7"><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7"><text:span text:style-name="T8">– </text:span>Ну хорошо. Убедила. В конце-концов, можем поступить так. Вы с Флатти вернётесь обратно а я продолжу поиски здесь.</text:p>
      <text:p text:style-name="P97"><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97"><text:span text:style-name="T8">– </text:span>Вы можете связываться со мной раз в месяц по коридору.</text:p>
      <text:p text:style-name="P97"><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7"><text:soft-page-break/><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7">Эпплджек недоверчиво хмыкнула.</text:p>
      <text:p text:style-name="P97"><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7"><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7"><text:span text:style-name="T8">– </text:span>Конечно оставаться. Кто ещё, кроме нас, может найти её?</text:p>
      <text:p text:style-name="P97"><text:span text:style-name="T8">– </text:span>Я думал, ты не сможешь оставить Энджела и всех остальных надолго.</text:p>
      <text:p text:style-name="P97"><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2"><text:span text:style-name="T8">– </text:span>Извини, Флаттершай, забылся.</text:p>
      <text:p text:style-name="P102"><text:span text:style-name="T8">– </text:span>Та ладно, я ж не против, – возразила Эпплджек. – Не парься, Флатти. Было б хуже, если б он <text:s/>назвал меня Эпплджек на людях.</text:p>
      <text:p text:style-name="P102"><text:span text:style-name="T8">– </text:span>Ты так... – запнулась Флаттершай. – Так быстро забыла свою ферму. И...</text:p>
      <text:p text:style-name="P102"><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2"><text:span text:style-name="T8">– </text:span>Как ты можешь так говорить? – расплакалась Флаттершай.</text:p>
      <text:p text:style-name="P102"><text:span text:style-name="T8">– </text:span>Эй, девушки, не ссорьтесь! Мы — одна команда! И надеюсь, останемся ею и в дальнейшем. </text:p>
      <text:list xml:id="list8314637955253514279" text:style-name="L5">
        <text:list-header>
          <text:p text:style-name="P15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2"><text:span text:style-name="T8">– </text:span>А если нет? – Эпплджек смотрела мне мне прямо в глаза.</text:p>
      <text:list xml:id="list125850286293486" text:continue-numbering="true" text:style-name="L5">
        <text:list-header>
          <text:p text:style-name="P154">Я молча пожал плечами. Эпплджек уверенно продолжила.</text:p>
        </text:list-header>
      </text:list>
      <text:p text:style-name="P102"><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2"><text:span text:style-name="T8">– </text:span>Спасибо, ЭйДжей.</text:p>
      <text:p text:style-name="P102"><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25849982741670" text:continue-numbering="true" text:style-name="L5">
        <text:list-header>
          <text:p text:style-name="P154">Флаттершай пробормотала нечто, показавшееся мне знакомым.</text:p>
        </text:list-header>
      </text:list>
      <text:p text:style-name="P102"><text:span text:style-name="T8">– </text:span>Флатти, ты что-то сказала? Я не расслышал.</text:p>
      <text:p text:style-name="P102"><text:span text:style-name="T8">– </text:span>Намерение Изменяет Реальность.</text:p>
      <text:p text:style-name="P102"><text:span text:style-name="T8">– </text:span>Эээ. А где ты слышала эту фразу, если не секрет?</text:p>
      <text:p text:style-name="P102"><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25849925925473" text:continue-numbering="true" text:style-name="L5">
        <text:list-header>
          <text:p text:style-name="P154">У меня как будто вспыхнула лампочка в мозгу. Кирпичики быстро выстраивались в целостную картину. <text:soft-page-break/>Я ринулся в прихожую.</text:p>
        </text:list-header>
      </text:list>
      <text:p text:style-name="P102"><text:span text:style-name="T8">– </text:span>Флатти, ЭйДжей, буду через час. Ждите!</text:p>
      <text:p text:style-name="P97"/>
      <text:h text:style-name="P162" text:outline-level="2">Почти.</text:h>
      <text:p text:style-name="P112"/>
      <text:p text:style-name="P102">В офисе меня встретил лыбящийся Стас.</text:p>
      <text:p text:style-name="P10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2">Я уставился на Стаса и он, захлёбываясь от торопливости, начал <text:span text:style-name="T8">расказывать</text:span>.</text:p>
      <text:p text:style-name="P10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2">– Ты его уничтожил?</text:p>
      <text:p text:style-name="P102">– Кого?</text:p>
      <text:p text:style-name="P102">– Этический модуль. Селестию.</text:p>
      <text:p text:style-name="P10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2">– Ты его уничтожил?</text:p>
      <text:p text:style-name="P10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2">– То есть, на домашнем компьютере Влада модуль работает и дальше?</text:p>
      <text:p text:style-name="P102">– Ага. К нему-то у меня доступа нету. Но в кластер к Нексусу он больше не пролезет.</text:p>
      <text:p text:style-name="P102">– Спасибо, Стас. Ты молодец.</text:p>
      <text:p text:style-name="P102">Ниточка, чуть было не прервавшаяся в офисе, повела в квартиру Влада.</text:p>
      <text:p text:style-name="P102"/>
      <text:h text:style-name="P162" text:outline-level="2">Дискорд</text:h>
      <text:p text:style-name="P115"/>
      <text:p text:style-name="P112">Девушки поспешно собирались, пока я растолковывал им задачу.</text:p>
      <text:p text:style-name="P112"><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2"><text:span text:style-name="T8">– </text:span>Это тот твой приятель, который разбился с полгода назад? – спросила Эпплджек.</text:p>
      <text:p text:style-name="P112"><text:span text:style-name="T8">– </text:span>Да, это он.</text:p>
      <text:p text:style-name="P112"><text:span text:style-name="T8">– </text:span>А как мы попадём в его квартиру? Там сейчас кто-то живёт? – Флаттершай прыгала на одной ноге, натягивая кед.</text:p>
      <text:p text:style-name="P112"><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text:soft-page-break/>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3">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11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22">Плохо написано!</text:span><text:span text:style-name="T8">&gt;</text:span></text:p>
      <text:p text:style-name="P113">Я поднёс брелок пропуска к домофону, но дверь подъезда не открылась. Замигала красная лампочка и зажужжал зуммер.</text:p>
      <text:p text:style-name="P113">Я выругался.</text:p>
      <text:p text:style-name="P113"><text:span text:style-name="T8">– </text:span>Макс, что случилось? У нас проблемы?</text:p>
      <text:p text:style-name="P113"><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3"><text:span text:style-name="T8">– </text:span>Так что, будем ломать дверь? – Эпплджек критически осмотрелась, подмечая бабулек на лавочке и зевак во внутреннем скверике.</text:p>
      <text:p text:style-name="P113"><text:span text:style-name="T8">– </text:span>Нет нужды. Лучше станьте-ка сзади меня так, чтобы заслонить от этих бабулек и от вооон той камеры наблюдения.</text:p>
      <text:list xml:id="list963396675580384511" text:style-name="L6">
        <text:list-header>
          <text:p text:style-name="P15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2">Раздался лёгкий «кряк» и дверь подалась.</text:p>
      <text:p text:style-name="P136"><text:span text:style-name="T8">– </text:span>Девушки, заходим.</text:p>
      <text:p text:style-name="P9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2">Прихожая встретила нас толстым слоем пыли. Мы тихонько прошли внутрь и я закрыл дверь изнутри.</text:p>
      <text:p text:style-name="P97"><text:soft-page-break/><text:span text:style-name="T1">Компьютер</text:span> стоял там же, где и обычно <text:span text:style-name="T1">— в личном кабинете Влада на столе у окна.</text:span></text:p>
      <text:p text:style-name="P136"><text:span text:style-name="T8">– </text:span>Макс, тут окно разбито! И верёвка какая-то висит. – крикнула Флаттершай из кухни.</text:p>
      <text:p text:style-name="P136"><text:span text:style-name="T8">– </text:span>Оставь, Флатти, не сейчас! – отмахнулся я.</text:p>
      <text:p text:style-name="P143">Лампочка питания на ноутбуке горела, <text:s/>но подключенный монитор оставался тёмным. Я постучал по пробелу, но безрезультатно.</text:p>
      <text:p text:style-name="P136"><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36"><text:span text:style-name="T8">– </text:span>Монитор выключен. – <text:s/>раздалось из угла. Кресло с высокой спинкой повернулось, открыв нашим взорам Дискорда. </text:p>
      <text:p text:style-name="P13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6">Он приподнял панамку, дурашливо здороваясь.</text:p>
      <text:p text:style-name="P136"><text:span text:style-name="T8">– </text:span>Оп-па! – пробормотала Эпплджек. – Нежданчик!</text:p>
      <text:p text:style-name="P136"><text:span text:style-name="T8">– </text:span>Ты, я вижу, времени не терял, – моя рука под прикрытием стола медленно тянулась к тяжёлой фарфоровой кружке, стоящей на краю.</text:p>
      <text:p text:style-name="P116"><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6"><text:span text:style-name="T8">– </text:span>А почему ты вообще решил искать нас тут? – спросила Эпплджек. – Приехал бы домой. Мы б тебя чаем напоили.</text:p>
      <text:p text:style-name="P116"><text:span text:style-name="T8">– </text:span>Видишь ли, дорогая Эй-Джей, я с самого начала знал, где находится наша уважаемая принцесса, а времени в обрез, так что...</text:p>
      <text:p text:style-name="P124">В проёме дверей появилась Флаттершай.</text:p>
      <text:p text:style-name="P116"><text:span text:style-name="T8">– </text:span>С кем это вы тут разговариваете?</text:p>
      <text:list xml:id="list2022963538484795753" text:style-name="L7">
        <text:list-header>
          <text:p text:style-name="P16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4">Оглушённый Дискорд попытался было отъехать на кресле в сторону, но я припёр его стулом к стенке.</text:p>
      <text:p text:style-name="P116">– Жанна, Флатти, хватайте ноут и на выход! Я с ним разберусь! Не теряйте вре...!</text:p>
      <text:p text:style-name="P116">– ТЫ ИДИО...!!!</text:p>
      <text:p text:style-name="P116">Дискорд <text:s/>зорал одновременно со мной, прикрываясь от меня руками, когда раздался оглушительный</text:p>
      <text:p text:style-name="P116">...</text:p>
      <text:p text:style-name="P117">БАХ!!!</text:p>
      <text:p text:style-name="P116">…</text:p>
      <text:p text:style-name="P11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6">На лице Дискорда появилось удивлённо-мечтательное выражение и он вырубился.</text:p>
      <text:p text:style-name="P136"/>
      <text:h text:style-name="P163" text:outline-level="2">Селестия</text:h>
      <text:p text:style-name="P136"/>
      <text:p text:style-name="P115">&lt;Селестия говорит Максу, что решилась на секс с ним из-за пророчества Стар Свирла (ебитесь сами). <text:soft-page-break/>Макс говорит ей, что она поняла пророчество слишком буквально&gt;</text:p>
      <text:p text:style-name="P136">Включенный монитор показал схематическое изображение Селестиии, </text:p>
      <text:p text:style-name="P137">&gt;\<text:span text:style-name="T1">Привет, Селестия. Это Макс. Как себя чувствуешь?</text:span></text:p>
      <text:p text:style-name="P137">&lt;\<text:span text:style-name="T1">Макс? МАКС??? МА-А-А-АКС!!! НАКОНЕЦ-ТО! КАК Я РАДА ТЕБЯ СЛЫШАТЬ! </text:span></text:p>
      <text:p text:style-name="P137">&gt;\<text:span text:style-name="T1">Я рад, что нашёл тебя, Тия.</text:span></text:p>
      <text:p text:style-name="P13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7">&gt;\<text:span text:style-name="T1">Тия, я сейчас подключу микрофон и колонки, и мы сможем общаться более удобно.</text:span></text:p>
      <text:p text:style-name="P136">…</text:p>
      <text:p text:style-name="P136">– Привет опять. Как ты меня слышишь?</text:p>
      <text:p text:style-name="P13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7">– <text:span text:style-name="T1">Могу себе представить. Как-то раз я провёл три часа камере сенсорной депривации. Мне не понравилось.</text:span></text:p>
      <text:p text:style-name="P136">– Эммм... Ваше Высочество, вы в порядке? Мы так рады, что наконец-то нашли Вас! – вклинилась в разговор Эпплджек.</text:p>
      <text:p text:style-name="P136">– Кто тут? Макс, кто ещё с тобой?</text:p>
      <text:p text:style-name="P137"><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7">– <text:span text:style-name="T1">Девочки? Я рада вас слышать. А Твайлайт нет рядом?</text:span></text:p>
      <text:p text:style-name="P13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6">При этих словах Дискорд замычал и задёргался. Эпплджек нахмурилась и проверила верёвки, привязывающие его к спинке стула.</text:p>
      <text:p text:style-name="P13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6">– Ноутбук — так называется место, где я нахожусь сейчас? А кто это мычит?</text:p>
      <text:p text:style-name="P13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6">– О, духи предков, но зачем??? Почему у него кляп во рту?</text:p>
      <text:p text:style-name="P136">– Мы связали его. Он нас предал. И тебя. И Эквестрию. Всех.</text:p>
      <text:p text:style-name="P136">При этих словах Эпплджек и Флаттершай непонимающе уставились на меня, а Дискорд протестующе замычал.</text:p>
      <text:p text:style-name="P136">Я начал рассказывать о своих догадках, и непонимающее выражение на лицах девушек сменилось удивлением.</text:p>
      <text:p text:style-name="P13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6">– А зачем тогда ты приложила его книгой? – непонимающе уставился я на неё.</text:p>
      <text:p text:style-name="P136">– Потому что ты напал на него. Я и подумала — тебе виднее. И подсобила.</text:p>
      <text:p text:style-name="P136">Флаттершай отрицающе мотнула головой.</text:p>
      <text:p text:style-name="P136"><text:soft-page-break/>– Не может Дискорд быть предателем. Он мой друг.</text:p>
      <text:p text:style-name="P136">Дискорд благодарственно замычал и закивал головой.</text:p>
      <text:p text:style-name="P13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6">Дискорд завёл глаза на лоб и обречённо завыл.</text:p>
      <text:p text:style-name="P136">– Макс, постой. Дай мне поговорить с ним. – сказала Селестия. – Не могу поверить, что Дискорд на такое пошёл.</text:p>
      <text:p text:style-name="P136">– Ну хорошо. Поговори. Послушаем, что он скажет.</text:p>
      <text:p text:style-name="P136">Я красноречиво покачал кулак перед его носом и вытащил кляп.</text:p>
      <text:p text:style-name="P136">...</text:p>
      <text:p text:style-name="P125">– Ффы, тьфу, пффф, пфу! <text:span text:style-name="T8">&lt;</text:span><text:span text:style-name="T22">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25">– Это я-то устраиваю цирк?!! ДА ТЫ НА СЕБЯ ПОСМОТРИ, КЛОУН!!! На людей кидаешься, чашками бросаешься, вон, мне нос разбил! Дерёшься...</text:p>
      <text:p text:style-name="P125">Я угрожающе поднёс тряпку к лицу Дискорда.</text:p>
      <text:p text:style-name="P125">– Ещё одно слово в таком тоне, и ты заткнёшься, а мы уйдём в Эквестрию без тебя!</text:p>
      <text:p text:style-name="P12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5">Дискорд демонстративно закрыл рот и посвистывая уставился в потолок.</text:p>
      <text:p text:style-name="P125">Разговор зашёл в тупик.</text:p>
      <text:p text:style-name="P128"/>
      <text:p text:style-name="P129">На мониторе высветился текст:</text:p>
      <text:p text:style-name="P12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9"/>
      <text:p text:style-name="P129">Из колонок послышался лёгкий шорох.</text:p>
      <text:p text:style-name="P125">– Дик, сейчас не время для ссор. – голос Селестии был мягким, но настойчивым. – Мы в одной лодке.</text:p>
      <text:p text:style-name="P125">– Тебе легко говорить! Тебе не разбивали нос и не оскорбляли угрозами!</text:p>
      <text:p text:style-name="P125">– Ты должен понимать, что у Макса были все основания так себя вести. Твоё поведение вызвало подозрения у него, ведь он мало тебя знает. </text:p>
      <text:p text:style-name="P125">К уговорам Селестии присоединилась Флаттершай.</text:p>
      <text:p text:style-name="P125">– Дискорд, миленький, прости его. Макс хороший. Он просто не знал, что ты тоже хороший...</text:p>
      <text:p text:style-name="P125">У Дискорда покраснели уши и он засмущался и заворчал.</text:p>
      <text:p text:style-name="P12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5">Я пропустил «дятла» мимо ушей.</text:p>
      <text:p text:style-name="P130">– <text:span text:style-name="T1">Короче, если вкратце, дело было так... – Дискорд расправил плечи, насколько это было возможно с </text:span><text:soft-page-break/><text:span text:style-name="T1">привязанными к к подлокотникам руками, и начал повествование.</text:span></text:p>
      <text:p text:style-name="P126">***</text:p>
      <text:p text:style-name="P12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5">Потому разбрасываться такой возможностью не стоит. Если уж тебе повезло оказаться в новом мире — исследуй его сполна!..</text:p>
      <text:p text:style-name="P126">***</text:p>
      <text:p text:style-name="P131">&lt;<text:span text:style-name="T23">сюда можно вставить похождения Дискорда — вторая неопубликованная глава. Первая — секс с Селестией</text:span>&gt;</text:p>
      <text:p text:style-name="P126">***</text:p>
      <text:p text:style-name="P129">– Развяжите мне, наконец, руки! Или хотя бы одну. Плечами жестикулировать неудобно.... </text:p>
      <text:p text:style-name="P129">Я развязал Дискорду левую руку.</text:p>
      <text:p text:style-name="P12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9">Дискорд принялся разминать затёкшее запястье.</text:p>
      <text:p text:style-name="P12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9">– Какое письмо, Корди? – вскинулась до этого зачарованно слушавшая Дискорда Флаттершай.</text:p>
      <text:p text:style-name="P129">– Ну ваше же! Вы с Эпплджек написали мне о своих мытарствах тут. Вежливо так написали, спасибо...</text:p>
      <text:p text:style-name="P129">Флаттершай покрылась пунцовыми пятнами.</text:p>
      <text:p text:style-name="P129">– Я... Мы... – тут она совсем стушевалась.</text:p>
      <text:p text:style-name="P129">– Так а почему ты сказал, что никто не уйдёт в Эквестрию? – наконец перебила Дискорда скучавшая до этого Эпплджек.</text:p>
      <text:p text:style-name="P129">Дискорд уставился на неё долгим взглядом, а потом хлопнул себя по лбу.</text:p>
      <text:p text:style-name="P12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5">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5">Тогда и возвращение </text:span><text:soft-page-break/><text:span text:style-name="T15">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29">– И что? – продолжила его мысль Эпплджек.</text:p>
      <text:p text:style-name="P129">– Эквестрийские <text:span text:style-name="T8">&lt;</text:span><text:span text:style-name="T22">три месяца</text:span><text:span text:style-name="T8">&gt;</text:span> КО-РО-ЧЕ местных. – с нажимом повторил Дискорд. – По моим подсчётам, на два дня.</text:p>
      <text:p text:style-name="P129">– И?!! – до меня уже дошло, но Эпплджек продолжала тупить.</text:p>
      <text:p text:style-name="P129">– Короче, времени у нас осталось что-то около пятнадцати минут. Или около того. – заявил Дискорд, поднеся к глазам запястье с массивными часами.</text:p>
      <text:p text:style-name="P129">– СКОЛЬКО??? – воскликнули хором я и девушки.</text:p>
      <text:p text:style-name="P129">Дискорд открыл было рот, но его слова заглушил звонок в дверь.</text:p>
      <text:p text:style-name="P129">– ОТКРОЙТЕ, ПОЛИЦИЯ! Вам даётся полминуты, чтобы открыть дверь. Через тридцать секунд дверь будет выбита!</text:p>
      <text:p text:style-name="P12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9">Блядь!</text:p>
      <text:p text:style-name="P129">– На крышу, живо!!! Через окно на кухне! – зашипел Дискорд, отчаянно дёргая узлы свободной рукой.</text:p>
      <text:p text:style-name="P129">Эпплджек, одной рукой сгребя в охапку ноутбук, второй увлекая Флаттершай, кинулась на кухню.</text:p>
      <text:p text:style-name="P129">– А толку? Куда мы с крыши денемся? – спросил я растерянно. Дискорд только раздражённо зарычал в ответ.</text:p>
      <text:p text:style-name="P125">Дверь содрогнулась от мощного удара. Послышался стук падающей штукатурки. Я сломя голову кинулся на кухню.</text:p>
      <text:p text:style-name="P125">– Развяжи меня, идиот!!! – гаркнул вдогонку Дискорд.</text:p>
      <text:p text:style-name="P12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 </text:p>
      <text:p text:style-name="P12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5">Верёвка в кухонном окне дёргалась от движений лезущих по ней Флатти и Эпплджек. Я словил её рукой и стал на подоконник.</text:p>
      <text:p text:style-name="P125">Чёрт!</text:p>
      <text:p text:style-name="P12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5">Но нет, триста тысяч чертей, раз девушки смогли – я тоже смогу!</text:p>
      <text:p text:style-name="P12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залазить вверх. <text:soft-page-break/>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5">Чёрт! Чёрт! Чёрт! Чёрт!</text:p>
      <text:p text:style-name="P125">Бля!!!...</text:p>
      <text:p text:style-name="P125">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25"/>
      <text:h text:style-name="P163" text:outline-level="2">Назад, в Эквестрию</text:h>
      <text:p text:style-name="P125"/>
      <text:p text:style-name="P125">Долго паниковать не пришлось. </text:p>
      <text:p text:style-name="P125">Я почувствовал сильный рывок за шиворот и захват поперёк груди. </text:p>
      <text:p text:style-name="P125">– ОТПУСТИ ДЕВЧОНКУ!!! – загрохотало мне в ухо. Я открыл глаза.</text:p>
      <text:p text:style-name="P12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5">Я чуть поднял глаза и уставился в чешуйчатую морду дракон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хотя узнать его в этом обличье было трудновато. Эквестрийский <text:soft-page-break/>драконикус превратился в земного белогривого дракона. Одной лапой он держал меня, другой пытался оторвать от меня Эпплджек.</text:p>
      <text:p text:style-name="P125">Наконец это ему удалось, и дальнейший подъём на крышу происходил в молчании.</text:p>
      <text:p text:style-name="P12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5">Флаттершай оторвала заплаканное лицо от моей ветровки.</text:p>
      <text:p text:style-name="P125">– Да-да, ты прав, Корди. Я готова.</text:p>
      <text:p text:style-name="P125">На длинной шее Дискорда разместились Эпплджек и Флаттершай. Я, для сохранения баланса, разместился позади крыльев.</text:p>
      <text:p text:style-name="P125">Дискорд расправил крылья и начал короткую пробежку к краю.</text:p>
      <text:p text:style-name="P13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5">И мы полетели навстречу закату.</text:p>
      <text:p text:style-name="P12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5">Впереди по курсу увеличивалась громада моей высотки. Дискорд летел прямо на разрыв в ограждении, который я проделал <text:span text:style-name="T8">&lt;</text:span><text:span text:style-name="T22">полгода</text:span><text:span text:style-name="T8">&gt;</text:span> назад своим проходом в Эквестрию.</text:p>
      <text:p text:style-name="P12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5">– Пристегните ремни! – проревел Дискорд, резко ускоряясь. – Будет весело!!!</text:p>
      <text:p text:style-name="P12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5">– ЙУУУУУУУХХХУУУУУ!!! – заорал Дискорд, сложил крылья и врезался в шар.</text:p>
      <text:p text:style-name="P130">&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8" text:outline-level="1">Беседа за столиком в ночи</text:h>
      <text:p text:style-name="P99">Из-за заинтересованности Эквуса в Максе, тому не приходится прилагать усилий для 34 — на что ему указывает Анакорн</text:p>
      <text:p text:style-name="P10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2"><text:soft-page-break/>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97"><text:span text:style-name="T1">– </text:span>Анакорн. <text:span text:style-name="T1">– о</text:span>трекомендовался он. <text:span text:style-name="T8">– </text:span><text:span text:style-name="T1">Демиург.</text:span></text:p>
      <text:p text:style-name="P97"><text:span text:style-name="T1">– </text:span>П-привет. Макс. <text:span text:style-name="T1">– в</text:span> смятении представился я.</text:p>
      <text:p text:style-name="P9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2"/>
      <text:p text:style-name="P97"><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02"/>
      <text:p text:style-name="P9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7"><text:span text:style-name="T1">Юноша</text:span> закинул ногу за ногу и пытливо смотрел на меня, играя карандашём .</text:p>
      <text:p text:style-name="P97">Я совсем запутался.</text:p>
      <text:p text:style-name="P97"><text:span text:style-name="T1">– </text:span>Какая проблема? Какое решение? Кто ты <text:span text:style-name="T1">вообще</text:span>?</text:p>
      <text:p text:style-name="P97"><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10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text:soft-page-break/>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2">– Стоп, не торопись. – у меня голова пошла кругом от информации. – Я ничего не понял. Какие-такие проблемы? Какие варианты? Зачем его поддерживать?</text:p>
      <text:p text:style-name="P102">Анакорн недовольно поморщился, но продолжил.</text:p>
      <text:p text:style-name="P10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2"/>
      <text:p text:style-name="P102"><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6">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4"/>
      <text:p text:style-name="P102"/>
      <text:p text:style-name="P102"/>
      <text:p text:style-name="P10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02">На голограмме появилась солнечная система Эквуса. Почему-то в центре системы был сам Эквус. Вокруг него вращались солнце и луна.</text:p>
      <text:p text:style-name="P102">Анакорн плюхнулся обратно в кресло и схватился за голову. Потом, немного успокоившись, продолжил.</text:p>
      <text:p text:style-name="P102"><text:soft-page-break/>–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2">Анакорн отпил из стакана и продолжил.</text:p>
      <text:p text:style-name="P10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3">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2">Анакорн постучал по столику указкой. Солнечная система увеличилась, оставив в поле зрения только шар Эквуса.</text:p>
      <text:p text:style-name="P10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8">старом аналоговом телевизоре.</text:span></text:p>
      <text:p text:style-name="P105">Ко мне наконец-то пришло понимание ситуации.</text:p>
      <text:p text:style-name="P10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2">Анакорн смутился.</text:p>
      <text:p text:style-name="P10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2">(<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2"><text:span text:style-name="T20">– Сам ты раздолбай! – произнёс, наконец, Свирл</text:span>)</text:p>
      <text:p text:style-name="P102"><text:soft-page-break/>… И создали вы его достаточно топорно — видишь, он трещит по швам.</text:p>
      <text:p text:style-name="P102">– Хмм. То есть, это брони создали Эквус?</text:p>
      <text:p text:style-name="P10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2">Я вспомнил события последнего года <text:span text:style-name="T8">&lt;</text:span>упомянуть в эпизоде на Терре, что МЛП-сериал закрылся год назад<text:span text:style-name="T8">&gt;</text:span></text:p>
      <text:p text:style-name="P10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2">Анакорн с такой силой сжал карандаш, что он хрустнул.</text:p>
      <text:p text:style-name="P10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2"/>
      <text:p text:style-name="P102"/>
      <text:p text:style-name="P9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9">– </text:p>
      <text:p text:style-name="P10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5">– Верни Рэйнбоу!!!</text:p>
      <text:p text:style-name="P105">Обломки карандаша выпали из кулака Анакорна на столик.</text:p>
      <text:p text:style-name="P105">– Э-э-э… м-м-м… ну-у-у... Нельзя сказать, что это совсем невыполнимо… Но, прямо скажу, задачка не для студента!</text:p>
      <text:p text:style-name="P105">– А ты студент?</text:p>
      <text:p text:style-name="P10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text:soft-page-break/>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5">– Нет. Плата остаётся неизменной. Тут мы квиты. У меня тоже мало шансов помочь тебе — я не имею ни малейшего понятия, как это сделать.</text:p>
      <text:p text:style-name="P105">Ставшие почти прозрачными стены комнаты снова обрели материальность. Анакорн пожал плечами и протянул мне руку через столик.</text:p>
      <text:p text:style-name="P10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5">Я задумался.</text:p>
      <text:p text:style-name="P10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5">Анакорн почесал в затылке.</text:p>
      <text:p text:style-name="P105">– А кьютимарки? Как, <text:span text:style-name="T8">&lt;</text:span><text:span text:style-name="T27">чёрт</text:span><text:span text:style-name="T8">&gt;</text:span> меня побери, объяснить кьютимарки?</text:p>
      <text:p text:style-name="P105">– А кьютимарки ты сам даришь пони, когда распознаёшь их жизненное предназначение.</text:p>
      <text:p text:style-name="P10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5">Я пожал плечами.</text:p>
      <text:p text:style-name="P105">– А по-другому я не могу объяснить их появление. К сожалению.</text:p>
      <text:p text:style-name="P13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8">– Хорошо. Уболтал. Кьютимарки беру на себя. Так и знал, что мне самое трудное достанется!</text:p>
      <text:p text:style-name="P13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8">Анакорн проследил мой взгляд.</text:p>
      <text:p text:style-name="P138">– Нечего так смотреть. Если я стану применять магию вместо ловкости, теряется весь смысл упражнения... О, глянь-ка на Эквус!</text:p>
      <text:p text:style-name="P138"><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8"/>
      <text:p text:style-name="P140">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1"/>
      <text:p text:style-name="P14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0"/>
      <text:p text:style-name="P140"/>
      <text:p text:style-name="P138">Я опять задумался. В голове было пусто. Хотя, если подумать с точки зрения программиста, можно... Наверное можно, раз все предыдущее прокатило...</text:p>
      <text:p text:style-name="P139">–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9">– Не понял? Это как? Как ты совместишь разрушенную магическими войнами Эквестрию с романтически-сексуальным раем для попаданцев?</text:p>
      <text:p text:style-name="P139"><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9">Анакорн долго мусолил карандаш, а потом вдруг заржал.</text:p>
      <text:p text:style-name="P139"><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9"><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39">Анакорн примирительно похлопал меня по плечу.</text:p>
      <text:p text:style-name="P139"><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text:soft-page-break/>настоящим фанфиком в этом смысле.</text:p>
      <text:p text:style-name="P139">Я подозрительно посмотрел на Анакорна.</text:p>
      <text:p text:style-name="P139"><text:span text:style-name="T8">– </text:span>Какой ещё, нафиг, «мой фанфик»? Я никакого фанфика не писал. И не собираюсь, вообще-то.</text:p>
      <text:p text:style-name="P139">Анакорн ехидно ухмыльнулся и откинулся в кресле, переплетя пальцы за затылком.</text:p>
      <text:p text:style-name="P139"><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8"><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8"><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8"><text:span text:style-name="T8">– </text:span>Факн щит<text:note text:id="ftn13" text:note-class="footnote"><text:note-citation>13</text:note-citation><text:note-body><text:p text:style-name="P13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8">Анакорн развёл руками.</text:p>
      <text:p text:style-name="P138"><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8">Анакорн, глядя на мои терзания, понимающе кивнул и продолжил.</text:p>
      <text:p text:style-name="P102">– Эквусу позарез нужна помощь. И он надеется получить эту помощь от тебя. Видишь, он из кожи вон лезет, чтобы тебе понравиться.</text:p>
      <text:p text:style-name="P99">Он старался тебя рассмешить и показать себя с лучшей стороны. К сожалению, надлого его не хватило — к твоему прибытию он был на грани...</text:p>
      <text:p text:style-name="P102">Тебе не приходилось заботиться о жилье и питании, ты нравишься кобылкам...</text:p>
      <text:p text:style-name="P102">– Гм! Я бы попросил тебя не касаться моих отношений с Рэйнбоу!</text:p>
      <text:p text:style-name="P10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2">У меня сердце буквально ухнуло куда-то вниз, в область желудка.</text:p>
      <text:p text:style-name="P10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102"><text:soft-page-break/>–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2">– Та ладно, не утешай. Я не маленький ребёнок. Долг платежом красен. Сделаю то, что ты хочешь. Как сумею.</text:p>
      <text:p text:style-name="P10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2">Анакорн наблюдал за мной без улыбки. По его нейтральному выражению лица невозможно было догадаться, о чём он думает.</text:p>
      <text:p text:style-name="P102">– Ну вот и отлично. Рад, что мы наконец-то пришли к сделке.</text:p>
      <text:p text:style-name="P10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обратно возвращался?</text:p>
      <text:p text:style-name="P10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2">Так вот, возвращать тебя обратно в твой мир я не буду. </text:p>
      <text:p text:style-name="P102">Во-первых, может возникнуть временная <text:span text:style-name="T8">&lt;</text:span><text:span text:style-name="T22">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10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2"><text:soft-page-break/>– Ты ещё увидишь пару снов на прощание. Удачи!</text:p>
      <text:p text:style-name="P102"/>
      <text:p text:style-name="P107">&lt;<text:span text:style-name="T1">- Но если миры Эквестрии станут существовать — появятся и те из них, в которых тьма страданий, постапокалипсис.</text:span></text:p>
      <text:p text:style-name="P107"><text:span text:style-name="T1">- И это лучше, чем не существовать, поверь</text:span>&gt;</text:p>
      <text:p text:style-name="P103">***</text:p>
      <text:p text:style-name="P103"/>
      <text:p text:style-name="P102">&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2"/>
      <text:p text:style-name="P102">– Привет, Макс. – образ Селестии снова реял передо мной, как <text:span text:style-name="T8">&lt;</text:span><text:span text:style-name="T22">полгода</text:span><text:span text:style-name="T8">&gt;</text:span> назад. – Я хочу поблагодарить тебя за всё.</text:p>
      <text:p text:style-name="P102">– Пожалста. – ответил я безучастно. – Всегда рад. Только Вам не нужно было ТАК распинаться, чтобы заручиться моей помощью.</text:p>
      <text:p text:style-name="P102">Селестия на мгновение смутилась, но продолжила.</text:p>
      <text:p text:style-name="P102">&lt;<text:span text:style-name="T22"> - Ты морочила мне яйца, чтобы заинтересовать? Всё, как Свирл указал?</text:span></text:p>
      <text:p text:style-name="P9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9">Я покачал головой.</text:p>
      <text:p text:style-name="P102"><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102">– <text:s text:c="2"/>За благополучие Эквестрии я бы и не ТАК разопнулась.<text:span text:style-name="T8">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5">Селестия кивнула, соглашаясь, и образ её начал меркнуть.</text:p>
      <text:p text:style-name="P130">– <text:span text:style-name="T1">Окей. Будь счастлив и... спасибо тебе за всё, Макс.</text:span></text:p>
      <text:p text:style-name="P125">…</text:p>
      <text:p text:style-name="P13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text:span><text:soft-page-break/><text:span text:style-name="T1">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5">Он нахлобучил на себя невесть откуда взявшуюся двууголку.</text:p>
      <text:p text:style-name="P125">– Как вам это нравится, господа?! Дискорд — спаситель Эквестрии! А ведь звучит!!! Разрешите откланяться!..</text:p>
      <text:p text:style-name="P125"/>
      <text:list xml:id="list7720382161888248990" text:style-name="L8">
        <text:list-header>
          <text:p text:style-name="P156">(<text:span text:style-name="T29">Луна — как повелительница снов, слышала разговор Макса с Анакорном</text:span>)</text:p>
          <text:p text:style-name="P157"/>
        </text:list-header>
      </text:list>
      <text:p text:style-name="P126">***</text:p>
      <text:p text:style-name="P97"><text:span text:style-name="T1">–</text:span> Ты?..</text:p>
      <text:p text:style-name="P97"><text:span text:style-name="T1">–</text:span> Ты??!</text:p>
      <text:p text:style-name="P97"><text:span text:style-name="T1">–</text:span> Ты мне снишься??</text:p>
      <text:p text:style-name="P97"><text:span text:style-name="T1">–</text:span> Это ты мне снишься!!</text:p>
      <text:p text:style-name="P97"><text:span text:style-name="T1">–</text:span> Неважно… Пусть мы друг-другу снимся… Ты как, Дэш?</text:p>
      <text:p text:style-name="P9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97"><text:span text:style-name="T1">–</text:span> И я в порядке. Вот, возвращаюсь в свой мир. Ну, не совсем в свой. Почти в свой.</text:p>
      <text:p text:style-name="P97"><text:span text:style-name="T1">–</text:span> Навсегда?</text:p>
      <text:p text:style-name="P97"><text:span text:style-name="T1">–</text:span> Скорее всего, да.</text:p>
      <text:p text:style-name="P97"><text:span text:style-name="T1">–</text:span> Это плохо. Я хотела тебе сказать…</text:p>
      <text:p text:style-name="P97"><text:span text:style-name="T1">–</text:span> Не надо, Дэш. Не стоит терзать себя. Мне тоже очень хотелось остаться. Но так надо. Мне очень жаль…</text:p>
      <text:p text:style-name="P9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7"><text:span text:style-name="T1">–</text:span> И тебя, и Твайлайт, и Рэрити, и Селестию, и всех-всех-всех… Таковы правила.</text:p>
      <text:p text:style-name="P97"><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97">Я опустил руку на шею Дэш и ощутил теплоту и лёгкое покалывание в пустоте.</text:p>
      <text:p text:style-name="P97"><text:soft-page-break/><text:span text:style-name="T8">–</text:span> Мне кажется, Дэш, <text:span text:style-name="T1">м</text:span>ы найдём способ связаться. Рано или поздно.</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 Я всё ещё помню…</text:p>
      <text:p text:style-name="P97"/>
      <text:h text:style-name="P163" text:outline-level="2">Земля</text:h>
      <text:p text:style-name="P100">Музыкальная тема из бегущего по лезвию бритвы — <text:span text:style-name="T8">Mission impossible</text:span></text:p>
      <text:p text:style-name="P101">&lt;Ужас возвращения из тёплого волшебного мира друзей в холодную скучную реальность.&gt;</text:p>
      <text:p text:style-name="P9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94"><text:span text:style-name="T1">Я нашарил ногами тапки и пошёл в ванную. Проходя мимо стола, зацепился взглядом за</text:span> эскиз <text:span text:style-name="T1">рисунка</text:span>.</text:p>
      <text:p text:style-name="P9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5">Доставая из стола ключи от машины, опять наткнулся взглядом на эскиз.</text:p>
      <text:p text:style-name="P9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5">Назову-ка я фантазию «Последний фанфик».</text:p>
      <text:p text:style-name="P95"/>
      <text:p text:style-name="P95"/>
      <text:p text:style-name="P95"/>
      <text:p text:style-name="P97"/>
      <text:p text:style-name="P97"/>
      <text:p text:style-name="P97"/>
      <text:p text:style-name="P9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text:soft-page-break/>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7"/>
      <text:p text:style-name="P9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7"/>
      <text:p text:style-name="P97"/>
      <text:p text:style-name="P97"/>
      <text:p text:style-name="P97"/>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3">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22">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9-06T12:58:47.925000000</dc:date>
    <meta:editing-duration>P80DT15H6M5S</meta:editing-duration>
    <meta:editing-cycles>4497</meta:editing-cycles>
    <meta:generator>LibreOffice/5.1.0.3$Windows_x86 LibreOffice_project/5e3e00a007d9b3b6efb6797a8b8e57b51ab1f737</meta:generator>
    <meta:document-statistic meta:table-count="0" meta:image-count="0" meta:object-count="0" meta:page-count="159" meta:paragraph-count="3261" meta:word-count="73599" meta:character-count="489927" meta:non-whitespace-character-count="416077"/>
  </office:meta>
</office:document-meta>
</file>